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48284FC1.png"/>
  <manifest:file-entry manifest:media-type="image/png" manifest:full-path="Pictures/100000000000005E0000005E2AC2D17B.png"/>
  <manifest:file-entry manifest:media-type="image/png" manifest:full-path="Pictures/10000000000000B4000000874138D207.png"/>
  <manifest:file-entry manifest:media-type="image/png" manifest:full-path="Pictures/100000000000005E0000005E513A4C71.png"/>
  <manifest:file-entry manifest:media-type="image/png" manifest:full-path="Pictures/100000000000005E0000005E469E6667.png"/>
  <manifest:file-entry manifest:media-type="image/png" manifest:full-path="Pictures/100000000000005E0000005E7F0C5E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American Typewriter5" svg:font-family="'American Typewriter'" style:font-adornments="Regula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3" style:family="table-cell" style:data-style-name="N0">
      <style:table-cell-properties fo:background-color="transparent" fo:padding="0.097cm" fo:border="none">
        <style:background-image/>
      </style:table-cell-properties>
    </style:style>
    <style:style style:name="Table3.A8" style:family="table-cell">
      <style:table-cell-properties fo:background-color="transparent" fo:padding="0.097cm" fo:border-left="0.002cm solid #000000" fo:border-right="none" fo:border-top="none" fo:border-bottom="0.002cm solid #000000">
        <style:background-image/>
      </style:table-cell-properties>
    </style:style>
    <style:style style:name="Table3.B8" style:family="table-cell">
      <style:table-cell-properties fo:background-color="transparent" fo:padding="0.097cm" fo:border-left="none" fo:border-right="none" fo:border-top="none" fo:border-bottom="0.002cm solid #000000">
        <style:background-image/>
      </style:table-cell-properties>
    </style:style>
    <style:style style:name="Table3.C8"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2.485cm" fo:margin-left="2.26cm" fo:margin-right="2.258cm" table:align="margins" style:may-break-between-rows="false"/>
    </style:style>
    <style:style style:name="Table1.A" style:family="table-column">
      <style:table-column-properties style:column-width="2.478cm" style:rel-column-width="13008*"/>
    </style:style>
    <style:style style:name="Table1.B" style:family="table-column">
      <style:table-column-properties style:column-width="10.007cm" style:rel-column-width="52527*"/>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3" style:family="table-cell" style:data-style-name="N0">
      <style:table-cell-properties fo:background-color="transparent" fo:padding="0.097cm" fo:border="none">
        <style:background-image/>
      </style:table-cell-properties>
    </style:style>
    <style:style style:name="Table3.A8" style:family="table-cell">
      <style:table-cell-properties fo:background-color="transparent" fo:padding="0.097cm" fo:border-left="0.002cm solid #000000" fo:border-right="none" fo:border-top="none" fo:border-bottom="0.002cm solid #000000">
        <style:background-image/>
      </style:table-cell-properties>
    </style:style>
    <style:style style:name="Table3.B8" style:family="table-cell">
      <style:table-cell-properties fo:background-color="transparent" fo:padding="0.097cm" fo:border-left="none" fo:border-right="none" fo:border-top="none" fo:border-bottom="0.002cm solid #000000">
        <style:background-image/>
      </style:table-cell-properties>
    </style:style>
    <style:style style:name="Table3.C8"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2.485cm" fo:margin-left="2.26cm" fo:margin-right="2.258cm" table:align="margins" style:may-break-between-rows="false"/>
    </style:style>
    <style:style style:name="Table1.A" style:family="table-column">
      <style:table-column-properties style:column-width="2.478cm" style:rel-column-width="13008*"/>
    </style:style>
    <style:style style:name="Table1.B" style:family="table-column">
      <style:table-column-properties style:column-width="10.007cm" style:rel-column-width="52527*"/>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Subtitle" style:master-page-name="First_20_Page">
      <style:paragraph-properties style:page-number="auto"/>
    </style:style>
    <style:style style:name="P3" style:family="paragraph" style:parent-style-name="Contents_20_1">
      <style:paragraph-properties>
        <style:tab-stops>
          <style:tab-stop style:position="16.999cm" style:type="right"/>
        </style:tab-stops>
      </style:paragraph-properties>
    </style:style>
    <style:style style:name="P4" style:family="paragraph" style:parent-style-name="Heading_20_1">
      <style:paragraph-properties fo:text-align="center" style:justify-single-word="false"/>
    </style:style>
    <style:style style:name="P5" style:family="paragraph" style:parent-style-name="Caption">
      <style:paragraph-properties fo:keep-with-next="always"/>
    </style:style>
    <style:style style:name="P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7"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100%" style:font-relief="none"/>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center" style:justify-single-word="false"/>
      <style:text-properties fo:font-style="normal" style:font-style-asian="normal" style:font-style-complex="normal"/>
    </style:style>
    <style:style style:name="P10" style:family="paragraph" style:parent-style-name="Text_20_body">
      <style:text-properties style:font-name="Cochin1"/>
    </style:style>
    <style:style style:name="P11" style:family="paragraph" style:parent-style-name="Text_20_body">
      <style:text-properties style:font-name-asian="TimesNewRomanPSMT" style:font-name-complex="TimesNewRomanPSMT"/>
    </style:style>
    <style:style style:name="P12" style:family="paragraph" style:parent-style-name="Text_20_body">
      <style:text-properties style:text-underline-style="none"/>
    </style:style>
    <style:style style:name="P13" style:family="paragraph" style:parent-style-name="Text_20_body">
      <style:paragraph-properties fo:text-align="start" style:justify-single-word="false"/>
      <style:text-properties style:text-underline-style="none"/>
    </style:style>
    <style:style style:name="P14" style:family="paragraph" style:parent-style-name="Text_20_body">
      <style:text-properties style:font-name="American Typewriter2"/>
    </style:style>
    <style:style style:name="P15" style:family="paragraph" style:parent-style-name="Text_20_body">
      <style:paragraph-properties fo:text-align="justify" style:justify-single-word="false"/>
    </style:style>
    <style:style style:name="P16" style:family="paragraph" style:parent-style-name="Text_20_body">
      <style:text-properties fo:background-color="#ffff00"/>
    </style:style>
    <style:style style:name="P17" style:family="paragraph" style:parent-style-name="Text_20_body">
      <style:text-properties style:font-name="Palatino2" style:font-name-asian="American Typewriter5" style:font-name-complex="American Typewriter5"/>
    </style:style>
    <style:style style:name="P18" style:family="paragraph" style:parent-style-name="Text_20_body">
      <style:text-properties fo:font-style="italic" style:font-style-asian="italic" style:font-style-complex="italic"/>
    </style:style>
    <style:style style:name="P19" style:family="paragraph" style:parent-style-name="Contents_20_1">
      <style:paragraph-properties>
        <style:tab-stops>
          <style:tab-stop style:position="16.999cm" style:type="right"/>
        </style:tab-stops>
      </style:paragraph-properties>
    </style:style>
    <style:style style:name="P20" style:family="paragraph" style:parent-style-name="Caption">
      <style:paragraph-properties fo:keep-with-next="always"/>
    </style:style>
    <style:style style:name="P21" style:family="paragraph" style:parent-style-name="Standard">
      <style:text-properties style:font-name="Cochin1"/>
    </style:style>
    <style:style style:name="P22" style:family="paragraph" style:parent-style-name="Standard">
      <style:text-properties style:font-name="Cochin1" fo:font-size="12pt" style:font-name-asian="TimesNewRomanPSMT" style:font-size-asian="12pt" style:font-name-complex="TimesNewRomanPSMT" style:font-size-complex="12pt"/>
    </style:style>
    <style:style style:name="P23"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text-properties fo:background-color="#ffff00"/>
    </style:style>
    <style:style style:name="P26"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27" style:family="paragraph" style:parent-style-name="Text_20_body">
      <style:paragraph-properties fo:background-color="transparent">
        <style:background-image/>
      </style:paragraph-properties>
      <style:text-properties fo:background-color="#ffff00"/>
    </style:style>
    <style:style style:name="P28" style:family="paragraph" style:parent-style-name="TODO">
      <style:paragraph-properties fo:background-color="transparent">
        <style:background-image/>
      </style:paragraph-properties>
    </style:style>
    <style:style style:name="P29"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30" style:family="paragraph" style:parent-style-name="Text_20_body">
      <style:paragraph-properties fo:background-color="#ffff00">
        <style:background-image/>
      </style:paragraph-properties>
    </style:style>
    <style:style style:name="P31" style:family="paragraph" style:parent-style-name="Heading_20_2">
      <style:paragraph-properties fo:break-before="page"/>
    </style:style>
    <style:style style:name="P32" style:family="paragraph" style:parent-style-name="Heading_20_3">
      <style:paragraph-properties fo:break-before="page"/>
    </style:style>
    <style:style style:name="P33" style:family="paragraph" style:parent-style-name="Subtitle" style:master-page-name="First_20_Page">
      <style:paragraph-properties style:page-number="auto"/>
    </style:style>
    <style:style style:name="P34" style:family="paragraph" style:parent-style-name="Heading_20_4">
      <style:text-properties fo:font-style="normal" style:font-style-asian="normal" style:font-style-complex="normal"/>
    </style:style>
    <style:style style:name="P35" style:family="paragraph" style:parent-style-name="Heading_20_1">
      <style:paragraph-properties fo:text-align="center" style:justify-single-word="false"/>
    </style:style>
    <style:style style:name="P36" style:family="paragraph" style:parent-style-name="Text_20_body" style:master-page-name="First_20_Page">
      <style:paragraph-properties fo:margin-left="0cm" fo:margin-right="0cm" fo:text-indent="0cm" style:auto-text-indent="false" style:page-number="auto"/>
      <style:text-properties style:font-name="American Typewriter2"/>
    </style:style>
    <style:style style:name="P37" style:family="paragraph" style:parent-style-name="Text_20_body">
      <style:paragraph-properties fo:margin-left="0cm" fo:margin-right="0cm" fo:text-indent="0cm" style:auto-text-indent="false"/>
      <style:text-properties fo:font-style="italic" fo:font-weight="bold" fo:background-color="#ffff00" style:font-style-asian="italic" style:font-weight-asian="bold" style:font-style-complex="italic" style:font-weight-complex="bold"/>
    </style:style>
    <style:style style:name="P38" style:family="paragraph" style:parent-style-name="Text_20_body" style:list-style-name="List_20_1"/>
    <style:style style:name="P39" style:family="paragraph" style:parent-style-name="Text_20_body">
      <style:text-properties fo:font-style="normal" style:font-style-asian="normal" style:font-style-complex="normal"/>
    </style:style>
    <style:style style:name="P40" style:family="paragraph" style:parent-style-name="Text_20_body" style:list-style-name="List_20_1">
      <style:text-properties fo:font-style="normal" style:font-style-asian="normal" style:font-style-complex="normal"/>
    </style:style>
    <style:style style:name="P41" style:family="paragraph" style:parent-style-name="Text_20_body" style:list-style-name="List_20_1">
      <style:text-properties fo:font-style="normal" fo:background-color="#ffff00" style:font-style-asian="normal" style:font-style-complex="normal"/>
    </style:style>
    <style:style style:name="P42" style:family="paragraph" style:parent-style-name="Text_20_body" style:list-style-name="List_20_1">
      <style:text-properties style:font-name="Palatino" fo:font-size="10pt" fo:font-style="normal" style:font-style-asian="normal" style:font-style-complex="normal"/>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text-properties style:font-name="Palatino2" style:font-name-asian="American Typewriter5" style:font-name-complex="American Typewriter5"/>
    </style:style>
    <style:style style:name="P48" style:family="paragraph" style:parent-style-name="Text_20_body" style:list-style-name="L5"/>
    <style:style style:name="P49" style:family="paragraph" style:parent-style-name="Text_20_body" style:list-style-name="L5">
      <style:text-properties style:text-underline-style="none"/>
    </style:style>
    <style:style style:name="P50" style:family="paragraph" style:parent-style-name="Text_20_body">
      <style:text-properties fo:font-style="italic" fo:font-weight="bold" style:font-style-asian="italic" style:font-weight-asian="bold" style:font-style-complex="italic" style:font-weight-complex="bold"/>
    </style:style>
    <style:style style:name="P51" style:family="paragraph" style:parent-style-name="Text_20_body">
      <style:text-properties fo:font-style="italic" fo:font-weight="bold" fo:background-color="#ffff00" style:font-style-asian="italic" style:font-weight-asian="bold" style:font-style-complex="italic" style:font-weight-complex="bold"/>
    </style:style>
    <style:style style:name="P52" style:family="paragraph" style:parent-style-name="TODO" style:list-style-name="List_20_1"/>
    <style:style style:name="P53" style:family="paragraph" style:parent-style-name="TODO">
      <style:text-properties fo:font-style="normal" style:font-style-asian="normal" style:font-style-complex="normal"/>
    </style:style>
    <style:style style:name="P54" style:family="paragraph" style:parent-style-name="TODO">
      <style:text-properties fo:font-style="italic" fo:font-weight="bold" style:font-style-asian="italic" style:font-weight-asian="bold" style:font-style-complex="italic" style:font-weight-complex="bold"/>
    </style:style>
    <style:style style:name="P55"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56"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italic" fo:font-weight="bold" style:font-style-asian="italic" style:font-weight-asian="bold" style:font-style-complex="italic" style:font-weight-complex="bold"/>
    </style:style>
    <style:style style:name="T1" style:family="text"/>
    <style:style style:name="T2" style:family="text">
      <style:text-properties style:font-name="Palatino" style:font-name-asian="Palatino" style:font-name-complex="Palatino"/>
    </style:style>
    <style:style style:name="T3" style:family="text">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90%" style:font-relief="none"/>
    </style:style>
    <style:style style:name="T4" style:family="text">
      <style:text-properties style:font-name="Palatino" style:font-name-asian="Palatino" style:font-name-complex="Palatino"/>
    </style:style>
    <style:style style:name="T5" style:family="text">
      <style:text-properties style:font-name="Palatino" fo:font-size="10pt" fo:font-style="normal" style:font-style-asian="normal" style:font-style-complex="normal"/>
    </style:style>
    <style:style style:name="T6" style:family="text">
      <style:text-properties style:font-name="Palatino" fo:font-size="10pt" fo:font-style="normal" fo:font-weight="normal" style:font-style-asian="normal" style:font-weight-asian="norm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style:text-position="super 58%" fo:font-weight="normal" style:font-weight-asian="normal" style:font-weight-complex="normal"/>
    </style:style>
    <style:style style:name="T10" style:family="text">
      <style:text-properties style:font-name-asian="TimesNewRomanPSMT" style:font-name-complex="TimesNewRomanPSMT"/>
    </style:style>
    <style:style style:name="T11" style:family="text">
      <style:text-properties style:font-name="Cochin1"/>
    </style:style>
    <style:style style:name="T12" style:family="text">
      <style:text-properties style:font-name="Cochin1" fo:font-style="normal" style:font-name-asian="DejaVu Sans" style:font-style-asian="normal" style:font-name-complex="DejaVu Sans" style:font-style-complex="normal"/>
    </style:style>
    <style:style style:name="T13" style:family="text">
      <style:text-properties fo:font-style="italic" style:font-style-asian="italic" style:font-style-complex="italic"/>
    </style:style>
    <style:style style:name="T14" style:family="text">
      <style:text-properties fo:font-style="italic" fo:font-weight="normal" fo:background-color="#ffff00"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fo:background-color="#ffff00" style:font-style-asian="italic" style:font-weight-asian="bold" style:font-style-complex="italic" style:font-weight-complex="bold"/>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style:font-name="Times"/>
    </style:style>
    <style:style style:name="T20" style:family="text">
      <style:text-properties style:font-name="Times" fo:font-style="normal" style:font-style-asian="normal" style:font-style-complex="normal"/>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style:font-name="DejaVu Sans" style:font-name-asian="DejaVu Sans" style:font-name-complex="DejaVu Sans"/>
    </style:style>
    <style:style style:name="T24" style:family="text">
      <style:text-properties style:font-name="DejaVu Sans" fo:font-style="normal" style:font-name-asian="DejaVu Sans" style:font-style-asian="normal" style:font-name-complex="DejaVu Sans" style:font-style-complex="normal"/>
    </style:style>
    <style:style style:name="T25" style:family="text">
      <style:text-properties style:font-name="DejaVu Sans" fo:font-style="italic" style:font-name-asian="DejaVu Sans" style:font-style-asian="italic" style:font-name-complex="DejaVu Sans" style:font-style-complex="italic"/>
    </style:style>
    <style:style style:name="T26" style:family="text">
      <style:text-properties fo:font-weight="bold" style:font-weight-asian="bold" style:font-weight-complex="bold"/>
    </style:style>
    <style:style style:name="T27" style:family="text">
      <style:text-properties fo:font-weight="bold" fo:background-color="#ffff00"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fo:background-color="#ffff00" style:font-weight-asian="normal" style:font-weight-complex="normal"/>
    </style:style>
    <style:style style:name="T30" style:family="text">
      <style:text-properties fo:background-color="#ffff00"/>
    </style:style>
    <style:style style:name="T31" style:family="text">
      <style:text-properties fo:background-color="transparent"/>
    </style:style>
    <style:style style:name="T32" style:family="text">
      <style:text-properties style:font-name-asian="American Typewriter5" style:font-name-complex="American Typewriter5"/>
    </style:style>
    <style:style style:name="T33" style:family="text">
      <style:text-properties style:font-name="American Typewriter3" style:font-name-asian="American Typewriter5" style:font-name-complex="American Typewriter5"/>
    </style:style>
    <style:style style:name="T34" style:family="text">
      <style:text-properties style:font-style-asian="normal" style:font-style-complex="normal"/>
    </style:style>
    <style:style style:name="fr1" style:family="graphic" style:parent-style-name="Frame">
      <style:graphic-properties style:vertical-pos="from-top" style:vertical-rel="page" style:horizontal-pos="from-left"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ge-content" style:horizontal-pos="from-left" style:horizontal-rel="page-content"/>
    </style:style>
    <style:style style:name="fr3" style:family="graphic" style:parent-style-name="Frame">
      <style:graphic-properties style:vertical-pos="top" style:vertical-rel="page-content" style:horizontal-pos="center" style:horizontal-rel="page-content"/>
    </style:style>
    <style:style style:name="fr4"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marker-start-width="0.3cm" draw:marker-start-center="false" draw:marker-end-width="0.3cm" draw:marker-end-center="false" draw:stroke-linejoin="miter" draw:fill="bitmap" draw:fill-color="#000000" draw:secondary-fill-color="#c0c0c0" draw:fill-gradient-name="Gradient_20_1" draw:fill-hatch-name="Black_20_-45_20_Degrees" draw:fill-image-name="Space_20_Metal" draw:textarea-horizontal-align="center" draw:textarea-vertical-align="middle" draw:auto-grow-height="false" draw:fit-to-size="false" fo:min-height="0cm" fo:min-width="0cm" fo:padding-top="0.152cm" fo:padding-bottom="0.152cm" fo:padding-left="0.272cm" fo:padding-right="0.272cm" fo:wrap-option="wrap" draw:shadow="hidden" draw:shadow-offset-x="0.199cm" draw:shadow-offset-y="0.199cm" draw:shadow-color="#808080" draw:shadow-opacity="100%" style:protect="position size" style:run-through="background" style:vertical-pos="from-top" style:vertical-rel="page-content" style:horizontal-pos="from-left"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2" svg:x="2.492cm" svg:y="19.898cm" svg:width="17.002cm" style:rel-width="100%" draw:z-index="0">
        <draw:text-box fo:min-height="6.181cm">
          <text:h text:style-name="Heading_20_2" text:outline-level="2">Experience Costs</text:h>
          <table:table table:name="Table3" table:style-name="Table3">
            <table:table-column table:style-name="Table3.A"/>
            <table:table-column table:style-name="Table3.B"/>
            <table:table-column table:style-name="Table3.C"/>
            <table:table-row>
              <table:table-cell table:style-name="Table3.A1" office:value-type="string">
                <text:p text:style-name="P24">Trait Increase</text:p>
              </table:table-cell>
              <table:table-cell table:style-name="Table3.B1" office:value-type="string">
                <text:p text:style-name="P24">Cost</text:p>
              </table:table-cell>
              <table:table-cell table:style-name="Table3.C1" office:value-type="string">
                <text:p text:style-name="P24">Training Times</text:p>
              </table:table-cell>
            </table:table-row>
            <table:table-row>
              <table:table-cell table:style-name="Table3.A2" office:value-type="string">
                <text:p text:style-name="Table_20_Contents">Divisional Ability</text:p>
              </table:table-cell>
              <table:table-cell table:style-name="Table3.B2" office:value-type="string">
                <text:p text:style-name="P25">TODO</text:p>
              </table:table-cell>
              <table:table-cell table:style-name="Table3.C2" office:value-type="string">
                <text:p text:style-name="P25">TODO</text:p>
              </table:table-cell>
            </table:table-row>
            <table:table-row>
              <table:table-cell table:style-name="Table3.A2" office:value-type="string">
                <text:p text:style-name="Table_20_Contents">Divisional Charm</text:p>
              </table:table-cell>
              <table:table-cell table:style-name="Table3.B3" office:value-type="float" office:value="8">
                <text:p text:style-name="Table_20_Contents">8</text:p>
              </table:table-cell>
              <table:table-cell table:style-name="Table3.C2" office:value-type="string">
                <text:p text:style-name="Table_20_Contents">(Min. Ability) days</text:p>
              </table:table-cell>
            </table:table-row>
            <table:table-row>
              <table:table-cell table:style-name="Table3.A2" office:value-type="string">
                <text:p text:style-name="Table_20_Contents">Non-Divisional Charm</text:p>
              </table:table-cell>
              <table:table-cell table:style-name="Table3.B3" office:value-type="float" office:value="12">
                <text:p text:style-name="Table_20_Contents">12</text:p>
              </table:table-cell>
              <table:table-cell table:style-name="Table3.C2" office:value-type="string">
                <text:p text:style-name="Table_20_Contents">(Min. Ability + Min. Essence) days</text:p>
              </table:table-cell>
            </table:table-row>
            <table:table-row>
              <table:table-cell table:style-name="Table3.A2" office:value-type="string">
                <text:p text:style-name="Table_20_Contents">Spell (Occult Divisional)</text:p>
              </table:table-cell>
              <table:table-cell table:style-name="Table3.B3" office:value-type="float" office:value="10">
                <text:p text:style-name="Table_20_Contents">10</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Spell (Occult not Divisional)</text:p>
              </table:table-cell>
              <table:table-cell table:style-name="Table3.B3" office:value-type="float" office:value="12">
                <text:p text:style-name="Table_20_Contents">12</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Essence (to 3)</text:p>
              </table:table-cell>
              <table:table-cell table:style-name="Table3.B2" office:value-type="string">
                <text:p text:style-name="Table_20_Contents">(rating x 9)</text:p>
              </table:table-cell>
              <table:table-cell table:style-name="Table3.C2" office:value-type="string">
                <text:p text:style-name="Table_20_Contents">immediate</text:p>
              </table:table-cell>
            </table:table-row>
            <table:table-row>
              <table:table-cell table:style-name="Table3.A8" office:value-type="string">
                <text:p text:style-name="Table_20_Contents">Essence (above 3)</text:p>
              </table:table-cell>
              <table:table-cell table:style-name="Table3.B8" office:value-type="string">
                <text:p text:style-name="Table_20_Contents">(rating x 9)</text:p>
              </table:table-cell>
              <table:table-cell table:style-name="Table3.C8" office:value-type="string">
                <text:p text:style-name="Table_20_Contents">(rating) months</text:p>
              </table:table-cell>
            </table:table-row>
          </table:table>
          <text:p text:style-name="P1"><text:span text:style-name="Inline_20_Heading"/></text:p>
        </draw:text-box>
      </draw:frame>
      <draw:frame draw:style-name="fr2" draw:name="Frame3" text:anchor-type="page" text:anchor-page-number="1" svg:x="0cm" svg:y="6.001cm" svg:width="16.963cm" draw:z-index="1">
        <draw:text-box fo:min-height="12.056cm">
          <text:p text:style-name="P2">The Manual Of Exalted Power</text:p>
          <text:p text:style-name="Quotations_20__28_short_29_"/>
          <text:p text:style-name="Quotations_20__28_short_29_">All Rights Reversed (K). Reprint what you like.<text:line-break/>Or even the bits you don’t like.</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Meta: What needs to be in here?<text:tab/>2</text:p>
              <text:p text:style-name="P3">Introduction<text:tab/>3</text:p>
              <text:p text:style-name="P3">Character Creation<text:tab/>6</text:p>
              <text:p text:style-name="P3">Backgrounds<text:tab/>15</text:p>
              <text:p text:style-name="P3">Charms<text:tab/>17</text:p>
              <text:p text:style-name="P3">Martial Arts<text:tab/>20</text:p>
              <text:p text:style-name="P3">Erisian Elements<text:tab/>21</text:p>
              <text:p text:style-name="P3">Numerology<text:tab/>22</text:p>
              <text:p text:style-name="P3">Characters<text:tab/>26</text:p>
              <text:p text:style-name="P3">Random Notes<text:tab/>27</text:p>
            </text:index-body>
          </text:table-of-content>
          <text:p text:style-name="Text_20_body"/>
        </draw:text-box>
      </draw:frame>
      <draw:frame draw:style-name="fr3" draw:name="Frame4" text:anchor-type="page" text:anchor-page-number="6" svg:width="17.002cm" style:rel-width="100%" svg:height="24.702cm" fo:min-height="100%" draw:z-index="3">
        <draw:text-box>
          <text:h text:style-name="P4"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Note Divisional Abilities. <text:s/>Discordian Exalted have three Favored Abilities.</text:p>
          <text:p text:style-name="Text_20_body">Choose Abilities (28<text:span text:style-name="T2">—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2">—</text:span>none may be higher than 3 without spending bonus points), Charms (10<text:span text:style-name="T2">—</text:span>at least 5 from Divisional Attributes) and Virtues (6<text:span text:style-name="T2">—a</text:span>ll must be at least 1; Divisional must be at least 2; none may be higher than 3 without spending bonus points)</text:p>
          <text:h text:style-name="Heading_20_2" text:outline-level="2">Step Five: Finishing Touches</text:h>
          <text:p text:style-name="Text_20_body">Record Essence (2), Willpower (total of two highest virtues<text:span text:style-name="T2">—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p text:style-name="P5">Bonus Points</text:p>
          <table:table table:name="Table1" table:style-name="Table1">
            <table:table-column table:style-name="Table1.A"/>
            <table:table-column table:style-name="Table1.B"/>
            <table:table-row table:style-name="Table1.1">
              <table:table-cell table:style-name="Table1.A1" office:value-type="string">
                <text:p text:style-name="Table_20_Heading">Trait</text:p>
              </table:table-cell>
              <table:table-cell table:style-name="Table1.B1" office:value-type="string">
                <text:p text:style-name="Table_20_Heading">Cost</text:p>
              </table:table-cell>
            </table:table-row>
            <table:table-row table:style-name="Table1.1">
              <table:table-cell table:style-name="Table1.A2" office:value-type="string">
                <text:p text:style-name="Table_20_Contents">Attribute</text:p>
              </table:table-cell>
              <table:table-cell table:style-name="Table1.B2" office:value-type="float" office:value="4">
                <text:p text:style-name="Table_20_Contents">4</text:p>
              </table:table-cell>
            </table:table-row>
            <table:table-row table:style-name="Table1.1">
              <table:table-cell table:style-name="Table1.A2" office:value-type="string">
                <text:p text:style-name="Table_20_Contents">Ability</text:p>
              </table:table-cell>
              <table:table-cell table:style-name="Table1.B3" office:value-type="string">
                <text:p text:style-name="Table_20_Contents">2 (1 if Divisional or Favored)</text:p>
              </table:table-cell>
            </table:table-row>
            <table:table-row table:style-name="Table1.1">
              <table:table-cell table:style-name="Table1.A2" office:value-type="string">
                <text:p text:style-name="Table_20_Contents">Background</text:p>
              </table:table-cell>
              <table:table-cell table:style-name="Table1.B3" office:value-type="string">
                <text:p text:style-name="Table_20_Contents">1 (2 if raised above 3)</text:p>
              </table:table-cell>
            </table:table-row>
            <table:table-row table:style-name="Table1.1">
              <table:table-cell table:style-name="Table1.A2" office:value-type="string">
                <text:p text:style-name="Table_20_Contents">Specialty</text:p>
              </table:table-cell>
              <table:table-cell table:style-name="Table1.B3" office:value-type="string">
                <text:p text:style-name="Table_20_Contents">1 (2 per 1 if in a Divisional or Favored Ability)</text:p>
              </table:table-cell>
            </table:table-row>
            <table:table-row table:style-name="Table1.1">
              <table:table-cell table:style-name="Table1.A2" office:value-type="string">
                <text:p text:style-name="Table_20_Contents">Virtue</text:p>
              </table:table-cell>
              <table:table-cell table:style-name="Table1.B2" office:value-type="float" office:value="3">
                <text:p text:style-name="Table_20_Contents">3</text:p>
              </table:table-cell>
            </table:table-row>
            <table:table-row table:style-name="Table1.1">
              <table:table-cell table:style-name="Table1.A2" office:value-type="string">
                <text:p text:style-name="Table_20_Contents">Willpower</text:p>
              </table:table-cell>
              <table:table-cell table:style-name="Table1.B2" office:value-type="float" office:value="2">
                <text:p text:style-name="Table_20_Contents">2</text:p>
              </table:table-cell>
            </table:table-row>
            <table:table-row table:style-name="Table1.1">
              <table:table-cell table:style-name="Table1.A2" office:value-type="string">
                <text:p text:style-name="Table_20_Contents">Intimacies</text:p>
              </table:table-cell>
              <table:table-cell table:style-name="Table1.B3" office:value-type="string">
                <text:p text:style-name="Table_20_Contents">3 to increase starting Intimacies to (Willpower + Compassion)</text:p>
              </table:table-cell>
            </table:table-row>
            <table:table-row table:style-name="Table1.1">
              <table:table-cell table:style-name="Table1.A2" office:value-type="string">
                <text:p text:style-name="Table_20_Contents">Essence</text:p>
              </table:table-cell>
              <table:table-cell table:style-name="Table1.B2" office:value-type="float" office:value="9">
                <text:p text:style-name="Table_20_Contents">9</text:p>
              </table:table-cell>
            </table:table-row>
            <table:table-row table:style-name="Table1.1">
              <table:table-cell table:style-name="Table1.A10" office:value-type="string">
                <text:p text:style-name="Table_20_Contents">Charms</text:p>
              </table:table-cell>
              <table:table-cell table:style-name="Table1.B10" office:value-type="string">
                <text:p text:style-name="Table_20_Contents">6 (4 if Divisional or Favored)</text:p>
              </table:table-cell>
            </table:table-row>
          </table:table>
          <text:p text:style-name="Text_20_body"/>
        </draw:text-box>
      </draw:frame>
      <draw:custom-shape text:anchor-type="page" text:anchor-page-number="1" draw:z-index="2" draw:style-name="gr1" draw:text-style-name="P7" svg:width="13.001cm" svg:height="3.001cm" svg:x="2cm" svg:y="2cm">
        <text:p text:style-name="P6"><text:span text:style-name="T3">Discordians</text:span></text:p>
        <draw:enhanced-geometry svg:viewBox="0 0 21600 21600" draw:extrusion="false" draw:extrusion-rotation-angle="-25 350" dr3d:projection="parallel" draw:extrusion-first-light-direction="(0 -50000 10000)" draw:extrusion-second-light-direction="(0 50000 10000)" dr3d:shade-mode="flat" draw:extrusion-metal="false" draw:extrusion-specularity="0%" draw:extrusion-diffusion="0%" draw:extrusion-viewpoint="(0cm 3.472cm 25cm)" draw:extrusion-origin="0 -0.5" draw:extrusion-skew="50 9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36"/>
      <text:p text:style-name="P14"/>
      <text:p text:style-name="P14"/>
      <text:h text:style-name="Heading_20_1" text:outline-level="1">Meta: What needs to be in here?</text:h>
      <text:list xml:id="list38432068" text:style-name="List_20_1">
        <text:list-item>
          <text:p text:style-name="P52">Background: History, status quo, motivations, goals, possible futures; effect of Great Curse and/or Great Contagion</text:p>
        </text:list-item>
        <text:list-item>
          <text:p text:style-name="P52">Castes</text:p>
        </text:list-item>
        <text:list-item>
          <text:p text:style-name="P52">Charms, Martial Arts, Sorcery?</text:p>
        </text:list-item>
        <text:list-item>
          <text:p text:style-name="P52">Numerology?</text:p>
        </text:list-item>
        <text:list-item>
          <text:p text:style-name="P52">Backgrounds</text:p>
        </text:list-item>
        <text:list-item>
          <text:p text:style-name="P52">Samples: Characters; Artifacts, Manses &amp; Hearthstones; Antagonists, Creatures, Sidekicks &amp; Troops</text:p>
        </text:list-item>
      </text:list>
      <text:h text:style-name="Heading_20_1" text:outline-level="1">Introduction</text:h>
      <text:p text:style-name="Text_20_body">You hold in your hands one of the Great Books of ancient mythic para-history fnord. <text:s/>This document describes the background, powers and context of the Exalted of Eris, goddess of discord.</text:p>
      <text:h text:style-name="Heading_20_1" text:outline-level="1">Chapter One: Eris Discordia</text:h>
      <text:h text:style-name="Heading_20_2" text:outline-level="2">Background</text:h>
      <text:p text:style-name="Quotations_20__28_short_29_">“I can explain it to you,<text:line-break/>but I can’t understand it for you.”</text:p>
      <text:p text:style-name="P15">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13">was</text:span><text:span text:style-name="T21">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Exaltations, or is worried that the return of the Solars might bring true peace this time.</text:span></text:p>
      <text:p text:style-name="P1">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1">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idea for the Games of Divinity, then all the strife since makes a bit more sense—or at least, we’d know who to blame.</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text:soft-page-break/>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include the following.</text:p>
      <text:list xml:id="list39515888" text:continue-numbering="true" text:style-name="List_20_1">
        <text:list-item>
          <text:p text:style-name="P38">Perhaps it was <text:span text:style-name="T13">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38">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38">She could be the goddess of the Yozi’s binding, or of the borders of Creation, or some other force which wrestles with balancing what is permitted and what is not.</text:p>
        </text:list-item>
        <text:list-item>
          <text:p text:style-name="P38">Maybe she is the goddess of the Reclamation, who would become the latest of the Forbidden, if only her existence were known. After all, she and her Chosen display Malfeas’ arrogance in placing themselves at the center of things, without expecting everyone else to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38">Or … as the Primordials’ souls were carved and warped to make them what they are now, perhaps she is a new Primordial, spontaneously formed from the off-cuts.</text:p>
        </text:list-item>
      </text:list>
      <text:p text:style-name="Text_20_body">But frankly, if it wasn’t for the fact that she’s been largely forgotten, the list of rumors <text:span text:style-name="T13">not</text:span><text:span text:style-name="T21"> involving her would probably be shorter than the list of things she’s supposedly poked her Celestial Spanner into. <text:s/>Regardless of her origin and nature, the real questions are: why is she getting involved in things now, and what does she want?</text:span></text:p>
      <text:p text:style-name="P1">That’s assuming, of course, that she exists at all. <text:s/>One thought which has occurred to nobody (except perhaps some Erisians) is that mortals may be Exalting all by themselves. <text:s/>If this were true, the established powers would likely hope for some explanation along the lines of the Salinan Working, and then look to pin down said insane sorceror and make him or her revoke it. <text:s/>However, it’s just possible that the Essence of mortal-kind has finally been abused enough that some of this Exaltation business has rubbed off on their souls, and it’s begun to happen spontaneously, under no-one’s control …</text:p>
      <text:p text:style-name="P1"><draw:frame draw:style-name="fr4" draw:name="Frame1" text:anchor-type="paragraph" svg:width="18.621cm" style:rel-width="90%" draw:z-index="4"><draw:text-box fo:min-height="0.499cm"><text:h text:style-name="P34" text:outline-level="4">Sidebar: The Time of the Primordials</text:h><text:p text:style-name="Text_20_body"><text:span text:style-name="T21">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3">their</text:span><text:span text:style-name="T21">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21">T</text:span>he Good Book of Bad Words says, <text:span text:style-name="T10">“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Quotations_20__28_short_29_">“I tell you, one must still have chaos in one<text:line-break/>to give birth to a dancing star!”<text:line-break/>– Nietzsche</text:p>
      <text:p text:style-name="Quotations_20__28_short_29_">“There’s nothing Nietzsche couldn’t teach ya<text:line-break/>’bout the raising of the wrist.”<text:line-break/>– Bruce</text:p>
      <text:p text:style-name="Text_20_body">Eris chooses from those who are beginning to <text:soft-page-break/>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these two extremes. <text:s/>Manifestations of order include great mysteries such as Creation, Yu-Shan, the body of Autochthon and so one, but also mundane tyrannies, hierarchies and bureaucracies. <text:s/>Chaos is most obviously epitomized by the Wyld, and the destruction wrought by Abyssals and their un-kind, but also by civil war, heresies, barbarians and the like. <text:s/>Discordians tweak things to try to keep it all in balance, as best they can.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Quotations_20__28_short_29_">“Some of our bishops have a one-man cabal.<text:line-break/>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26">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26">The Ersatz Heterarch:</text:span> This title describes a single person, but in fact there seem to be a number of people using it—perhaps as many as a hundred, although clearly not all are Exalted. <text:s/>Some are mortal mystics with an appropriate miseducation, with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ne one known as the Reverend Mother, who they believe will explain everything for them.</text:p>
      <text:p text:style-name="P28"><text:span text:style-name="T26">The Party for More Parties:</text:span><text:span text:style-name="T28"> A loose collection of criminals, rebels and greedy politicians, this organization is funded and supplied by Discordians from three different cabals, and works to subvert existing political groups.</text:span></text:p>
      <text:p text:style-name="P28"><text:span text:style-name="T28">Some time ago, [invent name here—3</text:span><text:span text:style-name="T9">rd</text:span><text:span text:style-name="T28"> or Indivisibles] went into the Wyld in the far north-east of creation, and returned with a number of mutations. <text:s/>She cured herself of most of these, but </text:span><text:soft-page-break/><text:span text:style-name="T28">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in </text:span><text:span text:style-name="T28"><text:bookmark-ref text:reference-format="chapter" text:ref-name="__RefHeading__2753_478467263"/></text:span><text:span text:style-name="T28"><text:bookmark-ref text:reference-format="text" text:ref-name="__RefHeading__2753_478467263">Chapter Eight: Panoply</text:bookmark-ref></text:span><text:span text:style-name="T28">.</text:span></text:p>
      <text:p text:style-name="TODO"><text:span text:style-name="T26">The Apple Corps:</text:span> [blah]</text:p>
      <text:p text:style-name="TODO"><text:span text:style-name="T26">The House of Mirrors:</text:span> [blah]</text:p>
      <text:p text:style-name="TODO"><text:span text:style-name="T26">The Five-Fingered Hand:</text:span> [blah]</text:p>
      <text:p text:style-name="TODO">Other:<text:span text:style-name="T28"> The Citizens Committee for Concerned Citizens, The Party for War on Evil, The Party for More Parties.</text:span></text:p>
      <text:p text:style-name="TODO">[TODO: more]</text:p>
      <text:h text:style-name="Heading_20_3" text:outline-level="3">Cabals</text:h>
      <text:p text:style-name="Text_20_body"><text:span text:style-name="T26">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27">TODO</text:p>
      <text:h text:style-name="Heading_20_1" text:outline-level="1">Chapter Two: Character Creation</text:h>
      <text:p text:style-name="Quotations_20__28_short_29_">“That man lives best who’s fain<text:line-break/>to live half mad, half sane.”<text:line-break/>– Jan van Stijevoort</text:p>
      <text:h text:style-name="Heading_20_2" text:outline-level="2">[Thematics]</text:h>
      <text:p text:style-name="Text_20_body">Discordians are not heroes; they would rather be iconoclasts than icons. <text:s/>Like all Exalted, they do certain things amazingly well, but mostly they just do their own thing.</text:p>
      <text:p text:style-name="Text_20_body">They are not Solars. <text:s/>In battle they’re as likely to sneak off after they’ve started a conflict, as to lead a glorious charge. <text:s/>They do not stand with the gods, except to make funny faces behind their backs.</text:p>
      <text:p text:style-name="Text_20_body">They are not Lunars. <text:s/>They may shape societies, but they seek balance rather than victory or survival. <text:s/>They’re certainly no stewards, either, favoring the sociological equivalent of throwing a spanner or some clogs in the works, then legging it.</text:p>
      <text:p text:style-name="Text_20_body">They are not the Dragon-Blooded. <text:s/>They are Princes only of themselves, and usually quite Maculate. <text:s/>They don’t pass on their exaltation through breeding, as far as any one knows. Wouldn’t turn down a good orgy, though.</text:p>
      <text:p text:style-name="Text_20_body">They are not the Sidereals. <text:s/>True, they have some power over the Loom of Fate, but they are just as adept at bending any form of Reality to their whims, in a modest way. <text:s/>Also, they would only work in a large forward-planning organization if it were necessary to counter an overdose of disorganization somewhere: they’re only bureaucrats if it suits them.</text:p>
      <text:p text:style-name="Text_20_body">They are certainly not the Abyssals. <text:s/>Death and rebirth are part of the balance they hum along to, but the idea of total Oblivion is at once horrific and laughable to them.</text:p>
      <text:p text:style-name="Text_20_body">They are not the Alchemicals. <text:s/>Autochthon may have had a hand in their creation, perhaps unwittingly, but they certainly don’t follow the templates of his Chosen and Built. <text:s/>They are nonetheless found within his body, for the struggle between the Eight Nations on one hand, and the Gremlins playing out the Maker’s sickness on the other, is just the sort of trouble which attracts them. <text:s/>Plus, there’s all those cool toys.</text:p>
      <text:p text:style-name="Text_20_body">They are not the Infernals, either. <text:s/>It’s possible that they are born of some Primordial-level power but, if so, it’s not one grieving over and railing against some unjust binding. <text:s/>Their sense of Virtue is much closer to the mortal norm, too (as long as you include madmen).</text:p>
      <text:p text:style-name="Text_20_body">So, what are they, then? <text:s/>They are mischief-makers and mystics, tricksters and eccentrics, anarchists and clowns, who see their own truths with such unquestioned conviction that they gradually bend the world to fit them. <text:s/>Loki, Coyote, El-ahrairah, V, the Fool of the Tarot—these are some of their counterparts in our myths.</text:p>
      <text:p text:style-name="Text_20_body">They are women and men who have touched enlightenment, and found that it has stuck to them for some reason, but see their own humanity all the more clearly for it. <text:s/>They are possessed of the typical Virtues, but also extol such alternatives as Laziness, Impatience and Hubris. <text:s/>Champions of free will, they will gladly force it on others, whether they like it or not.</text:p>
      <text:h text:style-name="Heading_20_1" text:outline-level="1">Chapter Three: Traits</text:h>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13">e.g.</text:span><text:span text:style-name="T21">,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3">e.g.</text:span><text:span text:style-name="T21">,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32" text:outline-level="3">1<text:span text:style-name="T7">st</text:span> Division – Anchor</text:h>
      <text:p text:style-name="P16">[The Discordians of the 1<text:span text:style-name="T7">st</text:span> Division are priests.]</text:p>
      <text:p text:style-name="Text_20_body"><text:span text:style-name="Inline_20_Heading">Symbol:</text:span> “<text:span text:style-name="T23">●</text:span>”, “<text:span text:style-name="T25">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21">Common Solar anima effects, at a cost of 1 mote each:</text:span></text:p>
      <text:list xml:id="list39496635" text:continue-numbering="true" text:style-name="List_20_1">
        <text:list-item>
          <text:p text:style-name="P40">Cause her caste mark to glow brightly for a scene (as if the character had spend 4-7 motes of Peripheral Essence). <text:s/>The character may cause any Solar caste mark to appear.</text:p>
        </text:list-item>
        <text:list-item>
          <text:p text:style-name="P40">Cause her anima to glow brightly enough to read by for a scene (as if the character had spent 8-10 motes of Peripheral Essence).</text:p>
        </text:list-item>
        <text:list-item>
          <text:p text:style-name="P40">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1">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18">“The Nagas of the South-East Mountain Tribes say that the sun shines by day because, being a woman, it is afraid to venture out by night.”</text:span></text:p>
      <text:h text:style-name="P32" text:outline-level="3">2<text:span text:style-name="T7">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3">“</text:span><text:span text:style-name="T25">ⵀ</text:span><text:span text:style-name="T13">”, “</text:span><text:span text:style-name="T24">☯</text:span><text:span text:style-name="T13">”,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1">Common Lunar anima effects, at a cost of 1 mote each:</text:span></text:p>
      <text:list xml:id="list39494236" text:continue-numbering="true" text:style-name="List_20_1">
        <text:list-item>
          <text:p text:style-name="P40">Cause her caste mark and tattoos to glow brightly for a scene (as if the character has spent four to seven motes of Peripheral Essence).</text:p>
        </text:list-item>
        <text:list-item>
          <text:p text:style-name="P40">Cause her anima to glow brightly enough to read by for a scene (as if the character has spent eight to 10 motes of Peripheral Essence).</text:p>
        </text:list-item>
        <text:list-item>
          <text:p text:style-name="P40">Cause her Tell to become unmistakable and impossible to miss for a Tell.</text:p>
        </text:list-item>
        <text:list-item>
          <text:p text:style-name="P40">Know the precise day of the lunar month, the phase of the moon and the time of day for the rest of the scene.</text:p>
        </text:list-item>
      </text:list>
      <text:p text:style-name="P1">By spending 1 mote the character may alternatively cause her tattoos (if any) and Tell to completely vanish for one scene.</text:p>
      <text:p text:style-name="P1">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30">This effect applies automatically once her anima banner reaches the 4-7 mote level.</text:span></text:p>
      <text:p text:style-name="Text_20_body"><text:span text:style-name="T21">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3">agent provocateur</text:span></text:p>
      <text:p text:style-name="Text_20_body"><text:soft-page-break/><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32" text:outline-level="3">3<text:span text:style-name="T7">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9">Ỏ</text:span>”, “<text:span text:style-name="T19">Φ</text:span>”, “<text:span text:style-name="T25">ⵕ</text:span>”, “<text:span text:style-name="T25">ⵚ</text:span>”, “<text:span text:style-name="T25">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30">[Richard reckons that flat-out duplicating all anima effects is unfair in terms of game balance, and the illusory anima flux would be enough to convince people. <text:s/>Maybe this will do instead?]</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39509897" text:continue-numbering="true" text:style-name="List_20_1">
        <text:list-item>
          <text:p text:style-name="P40">For Air, leaping distance is multiplied by the his Essence.</text:p>
        </text:list-item>
        <text:list-item>
          <text:p text:style-name="P40">For Earth, his Essence is added to rolls to resist grappling or knockback.</text:p>
        </text:list-item>
        <text:list-item>
          <text:p text:style-name="P40">For Fire, he can ignite flammable materials with a touch.</text:p>
        </text:list-item>
        <text:list-item>
          <text:p text:style-name="P40">For Water, he can breathe water as easily as air, and will not drown.</text:p>
        </text:list-item>
        <text:list-item>
          <text:p text:style-name="P40">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21">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P37">I dislike this a lot. Surely you either beat the illusion or you don't. “ will simply regard themselves as having been lucky enough to avoid damage” - doesn't sound like they have successfully seen through the illusion. What you are saying is that the illusion of anima flux is basically perfect, with a rolls to avoid the negative effects. If there is a illusion there should be system for detecting it without knowing what sort of illusion it is. That being said it might not be that over powered.</text:p>
      <text:p text:style-name="Text_20_body">Members of this division are able to become part of a Sworn Brotherhood and receive all the benefits of that connection. <text:s/>However, this is likely to be <text:soft-page-break/>extremely risky unless the Exalt can find some Dragon-Blooded who <text:span text:style-name="T28">have</text:span> strayed very far from doctrine indeed.</text:p>
      <text:p text:style-name="Text_20_body">Any one can become part of sworn brotherhood I think.</text:p>
      <text:p text:style-name="TODO"><text:span text:style-name="Inline_20_Heading">Quote:</text:span> “We Erisians seldom pray, it is much too dangerous.”</text:p>
      <text:h text:style-name="P32" text:outline-level="3">4<text:span text:style-name="T7">th</text:span> Division – Archway</text:h>
      <text:p text:style-name="P13">While the 1<text:span text:style-name="T7">st</text:span> division includes those wondering holy men who inspire strange followings, the 4<text:span text:style-name="T7">th</text:span> division is composed more of those who consciously study mysteries and secrets. <text:s/>They may even run sizable covert organizations or networks.</text:p>
      <text:p text:style-name="Text_20_body"><text:span text:style-name="Inline_20_Heading">Symbol:</text:span> “<text:span text:style-name="T23">✩</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1">Common Sidereal anima effects, at a cost of 1 mote each:</text:span></text:p>
      <text:list xml:id="list39511317" text:continue-numbering="true" text:style-name="List_20_1">
        <text:list-item>
          <text:p text:style-name="P40">Make her caste mark obvious for one minute, as if the character had spent 8-10 motes of Peripheral Essence. <text:s/>The cast mark shines with the symbol and color of any Maiden the character chooses.</text:p>
        </text:list-item>
        <text:list-item>
          <text:p text:style-name="P40">Know the exact time and date by sensing the position of celestial bodies – or other significant bodies, meaning this ability works in alternate realities such as Malfeas or (insofar as time has meaning there) the Wyld.</text:p>
        </text:list-item>
        <text:list-item>
          <text:p text:style-name="P38"><text:span text:style-name="T21">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21">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21">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18">“Study Demonology with an enemy this Sun-day”</text:span></text:p>
      <text:h text:style-name="P32" text:outline-level="3">5<text:span text:style-name="T7">th</text:span> Division – Anvil</text:h>
      <text:p text:style-name="P15">The Erisians of this Division may seem paradoxical in their love of order, and some gleefully oppose the efforts of other Discordian Exalted; but as one of their many holy books said: “<text:span text:style-name="T10">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25">⬠</text:span>”, Pentagon</text:p>
      <text:p text:style-name="Text_20_body"><text:span text:style-name="Inline_20_Heading">Element:</text:span> Prickle</text:p>
      <text:p text:style-name="Text_20_body"><text:span text:style-name="Inline_20_Heading"><text:span text:style-name="T31">Magical Material:</text:span></text:span><text:span text:style-name="T31"> Any of orichalcum, moonsilver, jade, starmetal, soulsteel, and possibly others such as gossamer, at storyteller discretion. <text:s/></text:span></text:p>
      <text:p text:style-name="Text_20_body"><text:span text:style-name="Inline_20_Heading">Affinity:</text:span> Alchemical</text:p>
      <text:p text:style-name="TODO"><text:span text:style-name="Inline_20_Heading">Anima effects:</text:span> </text:p>
      <text:p text:style-name="TODO"><text:span text:style-name="T21">Common Alchemical anima effects, at a cost of 1 mote each [Need more info from 2</text:span><text:span text:style-name="T8">nd</text:span><text:span text:style-name="T21"> Ed]:</text:span></text:p>
      <text:list xml:id="list39517361" text:continue-numbering="true" text:style-name="List_20_1">
        <text:list-item>
          <text:p text:style-name="P41">Cause her caste mark to glow brightly for a scene (as if the character had spend 4-7 motes of Peripheral Essence). <text:s/>The character may cause any Solar caste mark to appear.</text:p>
        </text:list-item>
        <text:list-item>
          <text:p text:style-name="P41">Cause her anima to glow brightly enough to read by for a scene (as if the character had spent 8-10 motes of Peripheral Essence).</text:p>
        </text:list-item>
        <text:list-item>
          <text:p text:style-name="P41">Know the precise time of day for the rest of the scene.</text:p>
        </text:list-item>
      </text:list>
      <text:p text:style-name="P29">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26">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29">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29">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28"> </text:span></text:span>Integrity, Resistance, Craft, Lore, Bureaucracy</text:p>
      <text:p text:style-name="Text_20_body"><text:span text:style-name="Inline_20_Heading">Other rules:</text:span><text:span text:style-name="Inline_20_Heading"><text:span text:style-name="T28"> The cosmetic effects of Divisional </text:span></text:span><text:span text:style-name="Inline_20_Heading"><text:span text:style-name="T28">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 Or, “The part with the greatest number of degrees of freedom ultimately governs the system”.</text:p>
      <text:h text:style-name="P31" text:outline-level="2">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P32" text:outline-level="3">Division by Zero</text:h>
      <text:p text:style-name="P9">“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13">“</text:span><text:span text:style-name="T20">Ø</text:span><text:span text:style-name="T21">”, “</text:span><text:span text:style-name="T25">ⵁ</text:span><text:span text:style-name="T21">”; zero</text:span></text:p>
      <text:p text:style-name="P1"><text:span text:style-name="Inline_20_Heading">Element:</text:span> Dirt</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39509726" text:continue-numbering="true" text:style-name="List_20_1">
        <text:list-item>
          <text:p text:style-name="P40">Cause their anima to flare to any level of display up to the 8–10 mote level. This display lasts for a scene or until reflexively dismissed, after which the character’s anima dims to its actual level.</text:p>
        </text:list-item>
        <text:list-item>
          <text:p text:style-name="P40">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once per action, at any step of attack resolution. <text:s/>This effect applies automatically once his anima banner reaches the 4-7 mote level.</text:p>
      <text:p text:style-name="P53">By spending 10 motes, external penalties up to the character’s Essence are removed for the scene, from any one source, which may be changed once per action. <text:s/>Alternatively the character may choose to remove one point of external penalties from any and all sources for the scene. <text:s/>This effect costs 5 motes once his anima banner reaches the 11-15 mote level; it is not reduced further at the 16+ level.</text:p>
      <text:p text:style-name="P54">This effect seems quite powerful. I would consider changing it.</text:p>
      <text:p text:style-name="P1"><text:span text:style-name="Inline_20_Heading">Associations:</text:span> Being; Creativity; Awakening, Reincarnation; Over-eagerness, Excess</text:p>
      <text:p text:style-name="P1"><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1">Concepts:</text:span></text:span><text:span text:style-name="T21"> midwife, playboy, artist, gardener, undertaker, necromancer</text:span></text:p>
      <text:h text:style-name="P32" text:outline-level="3">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3">“</text:span><text:span text:style-name="T25">∆</text:span><text:span text:style-name="T12">”, “</text:span><text:span text:style-name="T25">☖</text:span><text:span text:style-name="T21">”; mountain</text:span></text:p>
      <text:p text:style-name="P1"><text:span text:style-name="Inline_20_Heading">Element:</text:span> Focus</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39491675" text:continue-numbering="true" text:style-name="List_20_1">
        <text:list-item>
          <text:p text:style-name="P38">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38">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6">[Need a 10-mote power as well? <text:s/>Something to do with binding oneself to service?]</text:p>
      <text:p text:style-name="P1"><text:span text:style-name="Inline_20_Heading">Associations:</text:span> Construction; Building, Making; Long-Term Plans, Dedication, Devotion, Zeal; Faithful Service, Grudging Service</text:p>
      <text:p text:style-name="P1"><text:span text:style-name="Inline_20_Heading">Sobriquets:</text:span> Brick-layers; Underlings; Keystones; The Favorite Slaves; The Uprising Pillars</text:p>
      <text:p text:style-name="Text_20_body"><text:span text:style-name="Inline_20_Heading"><text:span text:style-name="T21">Concepts:</text:span></text:span><text:span text:style-name="T21"> worker, craftsman, servant, slave, automaton</text:span></text:p>
      <text:h text:style-name="P32" text:outline-level="3">The Indivisibles</text:h>
      <text:p text:style-name="Quotations_20__28_short_29_">“Form is emptiness … Emptiness is form …<text:line-break/>One should not think <text:line-break/>that these are two separate things.”</text:p>
      <text:p text:style-name="P15">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15">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21">None</text:span></text:p>
      <text:p text:style-name="P1"><text:span text:style-name="Inline_20_Heading">Element:</text:span> Dream</text:p>
      <text:p text:style-name="Text_20_body"><text:span text:style-name="Inline_20_Heading">Magical Material:</text:span> No override</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7">rd</text:span> Division? <text:s/>Maybe they can inflict temporary mutations on themselves?]</text:p>
      <text:p text:style-name="P1"><text:span text:style-name="Inline_20_Heading">Associations:</text:span> Dreams, Nightmares; Impossible Perfection, Generosity, Caprice; Jealousy, Hunger; Madness, Dissolution</text:p>
      <text:p text:style-name="P1"><text:span text:style-name="Inline_20_Heading">Sobriquets:</text:span> The Ragged Edge; Unmakers; Reformers; The Unity Committee; The Waking Dreamers</text:p>
      <text:p text:style-name="Text_20_body"><text:span text:style-name="Inline_20_Heading"><text:span text:style-name="T21">Concepts:</text:span></text:span><text:span text:style-name="T21"> rebel, trickster, madman, heroic fool, suicidally dedicated warrior or assassin, raksha double-agent</text:span></text:p>
      <text:h text:style-name="P32" text:outline-level="3">The Sub-Division</text:h>
      <text:p text:style-name="Text_20_body"><text:span text:style-name="Inline_20_Heading">Symbol:</text:span> <text:span text:style-name="T21">“#”, mesh</text:span></text:p>
      <text:p text:style-name="P1"><text:span text:style-name="Inline_20_Heading">Element:</text:span> Binding</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5">Anima effects:</text:span></text:span><text:span text:style-name="Inline_20_Heading"><text:span text:style-name="T6"> Common Infernal anima effects, costing one mote each:</text:span></text:span></text:p>
      <text:list xml:id="list39516950" text:continue-numbering="true" text:style-name="List_20_1">
        <text:list-item>
          <text:p text:style-name="P42">Cause his caste mark to glow brightly for a scene (as if the character has spent 4-7 motes of Peripheral Essence).</text:p>
        </text:list-item>
        <text:list-item>
          <text:p text:style-name="P42">Cause his caste mark to clearly illuminate everything within a 10 yard radius for a scene (as if the character has spent 4-7 motes of Peripheral Essence).</text:p>
        </text:list-item>
        <text:list-item>
          <text:p text:style-name="P42">Sense the nearest entry point into the Yozi realm or the nearest pathway that leads to the desert of Cecelyne.</text:p>
        </text:list-item>
      </text:list>
      <text:p text:style-name="P55">[Fill in some anima powers. <text:s/>Add Vitriol taint temporarily for extra/agg damage? <text:s/>Command 1<text:span text:style-name="T7">st</text:span>-Circle demons?]</text:p>
      <text:p text:style-name="P56">Are these creatures of darkness? The option of mimicking or temporally becoming a CoD could fit in well.</text:p>
      <text:p text:style-name="P1"><text:span text:style-name="Inline_20_Heading">Associations:</text:span> Old Powers; Founding, Origination; Hierarchy, Obedience, Knowing One’s Place; Rebellion, Resentment</text:p>
      <text:p text:style-name="P1"><text:span text:style-name="Inline_20_Heading">Sobriquets:</text:span> The True Religion; The Urgent Legion; Inmates; Revivalists; The Tied and Sleeping; Brass Eyes</text:p>
      <text:p text:style-name="Text_20_body"><text:span text:style-name="Inline_20_Heading"><text:span text:style-name="T21">Concepts:</text:span></text:span><text:span text:style-name="T21"> historian, prison guard, heretic, reckless thaumaturge, demonic cult member, nostalgic curmudgeon, wise old weaver</text:span></text:p>
      <text:h text:style-name="P31" text:outline-level="2">Divisional Realignment</text:h>
      <text:p text:style-name="P1">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bilities for the character, affecting experience costs from that point on.</text:p>
      <text:p text:style-name="P50"><text:span text:style-name="T30">I don't the exp changing costs, feels to easy to exploit esp as they already have solar exp costs in favor charms</text:span> </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P51">Gaining a point to limit to use UMI seems heavy heavy handed, but I haven't looked at the charms yet or the effects of Hodge</text:p>
      <text:p text:style-name="Text_20_body">When the count of Hodge reaches 10 (or more), <text:s/>the character is driven to <text:span text:style-name="T21">oppose the tenets, tendencies and desires of the dominant order, as she understands them. 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13">i.e.</text:span><text:span text:style-name="T21">, if no one society is dominant, or there is no social grouping nearby, take the inherent tendencies of the nearest major environmental force, be it an elemental pole of Creation, the Wyld, or somewhere on the other side of a magical portal. <text:s/></text:span><text:span text:style-name="T16">How does the character know what method is used to detected the highest essence and what limits are there? <text:s/>For example would invisible god count?</text:span></text:p>
      <text:p text:style-name="Text_20_body"><text:span text:style-name="T21">When the count of Podge reaches 10 (or more), </text:span>the character is driven to act strictly in accordance with the dominant order<text:span text:style-name="T21">,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3">do</text:span><text:span text:style-name="T21"> want to be recognized. <text:s/>If they succeed on a (Wits + Occult) roll of their own, with no extra penalties, they can allow themselves to </text:span><text:soft-page-break/><text:span text:style-name="T21">be clearly remembered. <text:s/>They may still apply mundane or magical effects to disguise themselves, but nobody will be confused about what they saw. <text:s/>This clarity extends to all observers – they cannot pick and choose who will recognize them. <text:s/>Certain backgrounds allow this suppression of recumbent destiny to succeed automatically.</text:span></text:p>
      <text:p text:style-name="P1">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p text:style-name="P1"/>
      <text:p text:style-name="P30"><text:span text:style-name="Inline_20_Heading"><text:span text:style-name="T21">Essence and Maximums:</text:span></text:span><text:span text:style-name="T21"> Essence maximums related to aging so far appear to follow those for Solars; however, Priests of Eris older than 200 or so </text:span><text:span text:style-name="T21">years have never been encountered. <text:s/>This may be because they don’t last much longer than that, or simply because they really have only recently be introduced to Creation. <text:s/>Or maybe the elder Discordians are just better at hiding.</text:span></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text:soft-page-break/>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23">•</text:p>
          </table:table-cell>
          <table:table-cell table:style-name="Table2.A1" office:value-type="string">
            <text:p text:style-name="Table_20_Contents">Provides a single follower.</text:p>
          </table:table-cell>
        </table:table-row>
        <table:table-row>
          <table:table-cell table:style-name="Table2.A2" office:value-type="string">
            <text:p text:style-name="P23">••</text:p>
          </table:table-cell>
          <table:table-cell table:style-name="Table2.A2" office:value-type="string">
            <text:p text:style-name="Table_20_Contents">Provides up to 5 followers.</text:p>
          </table:table-cell>
        </table:table-row>
        <table:table-row>
          <table:table-cell table:style-name="Table2.A1" office:value-type="string">
            <text:p text:style-name="P23">•••</text:p>
          </table:table-cell>
          <table:table-cell table:style-name="Table2.A1" office:value-type="string">
            <text:p text:style-name="Table_20_Contents">Provides 20 followers.</text:p>
          </table:table-cell>
        </table:table-row>
        <table:table-row>
          <table:table-cell table:style-name="Table2.A2" office:value-type="string">
            <text:p text:style-name="P23">••••</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23">•••••</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4" text:outline-level="4">Echoes</text:h>
      <text:p text:style-name="Text_20_body">The Discordian Exalted did not exist (or at least, were not present in Creation) in the First Age, which <text:soft-page-break/>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p text:style-name="Text_20_body">If the character has three or more points in this background, for any Exalted types, she can pass on parts of her own identity to future bearers of her Exaltation. <text:s/>She will pass on carry (Echoes – 2) of her Intimacies when she dies, along with some fragments of memory around the subject of the Intimacy.</text:p>
      <text:p text:style-name="P51">This last paragraph appears to contradict the rest of the background or am I just reading it wrong?</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28"> Things constrained, externally or by their natural relationships – imprisonment, slavery, </text:span><text:soft-page-break/><text:span text:style-name="T28">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h text:style-name="Heading_20_1" text:outline-level="1">Chapter Four: Charms</text:h>
      <text:p text:style-name="TODO">[“Celestial Spanner Xxx”?]</text:p>
      <text:p text:style-name="P1">Discordian Exalted are not able to learn the Charms of other Exalted, though other Exalted who can learn “foreign” Charms, such as Zenith Caste Solars, may learn Discordian ones. <text:s/>However, Discordians can automatically change the Obvious aspects of their Charms to mimic other Charm effects they’ve witnessed or heard of, as long as they are at least as Obvious. <text:s/>Also, they are quite capable of developing custom Charms equivalent in power level to any other Exalted type [<text:span text:style-name="T16">You mean Sidereal level right]</text:span><text:span text:style-name="T15"> </text:span>. <text:s/>Indeed, they’re encouraged to do so, to keep their opponents guessing.</text:p>
      <text:h text:style-name="Heading_20_2" text:outline-level="2">Excellencies</text:h>
      <text:p text:style-name="Text_20_body">The First (Ability) Excellency, Essence Overwhelming: 1m adds 2 dice to pool, up to Essence.</text:p>
      <text:p text:style-name="Text_20_body">The Second (Ability) Excellency, Essence Triumphant: 2m adds 1 success, up to Essence. <text:s/>Can’t buy off penalties, as Sidereals can.</text:p>
      <text:p text:style-name="Text_20_body">The Third (Ability) Excellency, Essence Revisited: 3m gives a re-roll, may choose either result; the other result is stored for later use. The next time this Excellency is invoked, the result of the previously stored roll applies; no further roll is made. <text:s/>This Excellency <text:span text:style-name="T13">can</text:span><text:span text:style-name="T21"> be Comboed with the first two. <text:s/>By itself, it has no effect on static values derived from the relevant Ability, but it can be used in Combos with other Charms which do, such as the first two Excellencies. <text:s/>The Exalt can store a number of rolls up to his permanent Essence. <text:s/>Thus, a character with Essence 2 may invoke this Excellency once and store a roll; on his next invocation, he may either use that roll, or store another; on his third invocation, he must use one of the two stored rolls.</text:span></text:p>
      <text:p text:style-name="Text_20_body">The Other (Ability) Excellency, Essence Discounted: each 2m reduces the cost of the first three Excellencies by 1m for one scene, to a minimum of 0, with a maximum reduction of the character’s permanent Essence.</text:p>
      <text:p text:style-name="Text_20_body"/>
      <text:p text:style-name="TODO">[The following three need reviewing for game balance.] [Richard reckons the first two below need a keyword, prob. Shaping, and aren’t Excellencies as they affect others – Insolencies?]</text:p>
      <text:p text:style-name="Text_20_body">The Fourth (Ability) Excellency, Essence Confounding: 4m forces opponent to re-roll and choose less desirable result. If the opponent applies the Essence Resurgent in the same action (regardless of the step [does that make sense?]), this Excellency costs 2m, and neither character’s Excellency comes into effect, with the opponent’s motes remaining unspent.</text:p>
      <text:p text:style-name="Text_20_body">The Fifth (Ability) Excellency, Essence Ominous: each 4m raises target number for opponent by 1, up to a maximum of 10; but they can’t botch.</text:p>
      <text:h text:style-name="Heading_20_2" text:outline-level="2">1<text:span text:style-name="T7">st</text:span> Division</text:h>
      <text:h text:style-name="Heading_20_3" text:outline-level="3">Martial Arts</text:h>
      <text:p text:style-name="Text_20_body">Tree for Unity with opponent’s moves, including redirecting attacks</text:p>
      <text:p text:style-name="Text_20_body">Tree for confusing opponent</text:p>
      <text:h text:style-name="Heading_20_3" text:outline-level="3">Survival</text:h>
      <text:p text:style-name="Text_20_body">Self-sustenance</text:p>
      <text:p text:style-name="Text_20_body">Survival in harsh Elemental conditions, the Wyld, the Labyrinth</text:p>
      <text:p text:style-name="Text_20_body">Shelter in unexpected / tiny places</text:p>
      <text:h text:style-name="Heading_20_3" text:outline-level="3">Athletics</text:h>
      <text:p text:style-name="Text_20_body">Tree for Walking on water, fire, walls, air etc. <text:s/>(Throw self at ground, and miss.)</text:p>
      <text:p text:style-name="Text_20_body">Tree for using Athletics to enhance appearance, attacks, dodge, stealth.</text:p>
      <text:p text:style-name="Text_20_body">Tree for instinctive reactions? (Or would that be Dodge?)</text:p>
      <text:h text:style-name="Heading_20_3" text:outline-level="3">Sail</text:h>
      <text:p text:style-name="Text_20_body">Tree for mystical travel (e.g., teleportation while isolated?, “astral” travel); “sail beyond the sunset”</text:p>
      <text:p text:style-name="Text_20_body">Tree for communing with water, scrying etc.</text:p>
      <text:h text:style-name="Heading_20_3" text:outline-level="3">Awareness</text:h>
      <text:p text:style-name="Text_20_body">Long-distance / high-acuity senses; scrying</text:p>
      <text:p text:style-name="Text_20_body">Notice mental influence, deceit, larceny (tells / pantomimes)</text:p>
      <text:p text:style-name="Text_20_body">Awareness of geomancy, fate, … ???</text:p>
      <text:h text:style-name="Heading_20_2" text:outline-level="2">2<text:span text:style-name="T7">nd</text:span> Division</text:h>
      <text:h text:style-name="Heading_20_3" text:outline-level="3">Archery</text:h>
      <text:p text:style-name="Text_20_body">Tree for summoning/using arrows/weapons</text:p>
      <text:p text:style-name="Text_20_body">Tree for inflicting love/conflict/confusion, instead of damage</text:p>
      <text:p text:style-name="Text_20_body">Tree for strange attacks: delayed, through barriers, spying/bugging</text:p>
      <text:h text:style-name="Heading_20_3" text:outline-level="3"><text:soft-page-break/>Medicine</text:h>
      <text:p text:style-name="Text_20_body">Tree for ignoring, deferring or changing the effects of damage</text:p>
      <text:p text:style-name="Text_20_body">Tree for healing emotional, psychic, spiritual damage</text:p>
      <text:p text:style-name="Text_20_body">Tree for creating strange effects (euphoria, seeing spirits, faking death)</text:p>
      <text:h text:style-name="Heading_20_3" text:outline-level="3">Performance</text:h>
      <text:p text:style-name="Text_20_body">Tree for persuasion, weaving epics, salesmanship [careful not to duplicate Presence], seduction</text:p>
      <text:p text:style-name="Text_20_body">Tree for confusion, distraction/disruption [careful not to duplicate Presence], illusions</text:p>
      <text:p text:style-name="Text_20_body">“Dream Concoction Method”, “Legend in An Afternoon” – for spinning off dreams to feed the Fair Folk, without suffering damage oneself.</text:p>
      <text:h text:style-name="Heading_20_3" text:outline-level="3">Investigation</text:h>
      <text:p text:style-name="Text_20_body">Tree for discovering others’ motivations &amp; trigger points</text:p>
      <text:p text:style-name="Text_20_body">Tree for trading, true valuations</text:p>
      <text:p text:style-name="Text_20_body">Tree for noticing connections, or disturbances in natural patterns</text:p>
      <text:p text:style-name="Text_20_body">Maybe even changing reality by constructing evidence, somehow?</text:p>
      <text:h text:style-name="Heading_20_3" text:outline-level="3">Ride</text:h>
      <text:p text:style-name="Text_20_body">Tree for endowing their mounts with abilities, from basic useful ones up to intelligence, Essence etc.</text:p>
      <text:p text:style-name="Text_20_body">Tree for union with mount, controlling it better and borrowing its abilities (senses, strength, speed etc.)</text:p>
      <text:p text:style-name="Text_20_body">Tree for summoning / “unexpectedly finding” mounts of various power levels – not just horses</text:p>
      <text:p text:style-name="Text_20_body">Tree for “riding” / being-ridden-by objects, animals and even other people (but not spirits), loa-style</text:p>
      <text:h text:style-name="Heading_20_2" text:outline-level="2">3<text:span text:style-name="T7">rd</text:span> Division</text:h>
      <text:h text:style-name="Heading_20_3" text:outline-level="3">Melee</text:h>
      <text:p text:style-name="Text_20_body">Tree for improvising weapons from random objects, elements (e.g., air) etc.</text:p>
      <text:p text:style-name="Text_20_body">Tree for provoking conflict/confusion between/among enemies</text:p>
      <text:p text:style-name="Text_20_body">Tree for turning enemies’ strengths/attacks against them; defusing desire to attack</text:p>
      <text:p text:style-name="Text_20_body">Tree for attacking with surprise, while seeming not to attack, from unexpected directions etc.</text:p>
      <text:h text:style-name="Heading_20_3" text:outline-level="3">War</text:h>
      <text:p text:style-name="Text_20_body">Tree for provoking conflict/confusion between/among enemies, on a larger scale</text:p>
      <text:p text:style-name="Text_20_body">Tree for turning enemies’ strengths/attacks against them, on a larger scale; defusing desire to attack (rout)</text:p>
      <text:p text:style-name="Text_20_body">Tree for attacking with surprise, while seeming not to attack, from unexpected directions etc., on a larger scale</text:p>
      <text:p text:style-name="Text_20_body">Tree for increasing effective stats (esp. Drill) of forces while appearing to lessen them; inspiring foolhardiness; guerilla/flashmob action (Grass Rises Up Technique)</text:p>
      <text:h text:style-name="Heading_20_3" text:outline-level="3">Presence</text:h>
      <text:p text:style-name="Text_20_body">Tree for overriding/abnegating others’ identities/will, or subjugating/combining it to improve group action</text:p>
      <text:p text:style-name="Text_20_body">Tree for subverting/bestowing authority; appearing to have the presence of someone else</text:p>
      <text:p text:style-name="Text_20_body">Tree for gaining/diverting attention [careful not to duplicate Performance]</text:p>
      <text:p text:style-name="Text_20_body">Tree for supplementing mental/social/linguistic-in-person attacks</text:p>
      <text:h text:style-name="Heading_20_3" text:outline-level="3">Socialize</text:h>
      <text:p text:style-name="Text_20_body">Understanding &amp; subverting social norms &amp; desires</text:p>
      <text:p text:style-name="Text_20_body">Disrupting intentions</text:p>
      <text:p text:style-name="Text_20_body">Spreading ideas/heresy; forming a loose following, or a coordinated group (flashmob again)</text:p>
      <text:h text:style-name="Heading_20_3" text:outline-level="3">Linguistics</text:h>
      <text:p text:style-name="Text_20_body">Tree for duplicating and manipulating written comms (Xerox; Letter-without-a-letter Technique; unbreakable (one-way ;-) cypher)</text:p>
      <text:p text:style-name="Text_20_body">Tree for duplicating and manipulating verbal comms (Babel; Turkey Curse; Forked Tongue Technique)</text:p>
      <text:p text:style-name="Text_20_body">Tree for mental control / confusion via language</text:p>
      <text:p text:style-name="Text_20_body">Tree for communicating without language, or learning a language temporarily.</text:p>
      <text:h text:style-name="Heading_20_2" text:outline-level="2">4<text:span text:style-name="T7">th</text:span> Division</text:h>
      <text:h text:style-name="Heading_20_3" text:outline-level="3">Thrown</text:h>
      <text:p text:style-name="Text_20_body">Tree for improvising weapons from random objects, elements (e.g., air) etc. (Bowling)</text:p>
      <text:p text:style-name="Text_20_body">Tree for provoking conflict/confusion <text:soft-page-break/>between/among enemies</text:p>
      <text:p text:style-name="Text_20_body">Tree for attacking with surprise, while seeming not to attack, from unexpected directions etc.</text:p>
      <text:p text:style-name="Text_20_body">Tree for throwing things with non-combat effects (magical containment, spying, pickpocketing)</text:p>
      <text:h text:style-name="Heading_20_3" text:outline-level="3">Dodge</text:h>
      <text:p text:style-name="Text_20_body">Tree for evading attacks (single, multiple, onslaught, combined etc.); have evasion penalize the enemy</text:p>
      <text:p text:style-name="Text_20_body">Tree for evading misfortune (crippling, poison, Fate, entire battle, death, area-effect, …)?</text:p>
      <text:p text:style-name="Text_20_body">Tree for avoiding physical environmental “attacks” (avalanches, falls, drowning, …)? <text:s/>“Brownian motion”</text:p>
      <text:h text:style-name="Heading_20_3" text:outline-level="3">Larceny</text:h>
      <text:p text:style-name="Text_20_body">Tree for disguise (or making people mistake someone else for <text:span text:style-name="T21">you; also, disguising number)</text:span></text:p>
      <text:p text:style-name="Text_20_body">Tree for theft, con tricks, cheating in trades, oath-breaking, ?trap-rigging</text:p>
      <text:p text:style-name="Text_20_body">Tree for breaking-and-entering</text:p>
      <text:p text:style-name="Text_20_body">Tree for redirecting, removing or causing suspicion (“I don’t know, man, I didn’t do it”; planting evidence)</text:p>
      <text:h text:style-name="Heading_20_3" text:outline-level="3">Stealth</text:h>
      <text:p text:style-name="Text_20_body">Tree for hiding self (Hidden in plain sight; proper invisibility, also with concealment in other senses)</text:p>
      <text:p text:style-name="Text_20_body">Tree for hiding others, groups, or largish objects (Elephant in the Room)</text:p>
      <text:p text:style-name="Text_20_body">Tree for not leaving traces/evidence [or is that Larceny? Survival?]</text:p>
      <text:h text:style-name="Heading_20_3" text:outline-level="3">Occult</text:h>
      <text:p text:style-name="Text_20_body">Tree for communicating with spirits (and admonishing, embarrassing etc. gods?)</text:p>
      <text:p text:style-name="Text_20_body">Tree for “riding” / being-ridden-by spirits and elementals (but not objects, animals or people), loa-style</text:p>
      <text:p text:style-name="Text_20_body">Tree for seeing Essence flows, etc. (also Fate manipulations?)</text:p>
      <text:p text:style-name="Text_20_body">Temporary Ordination (like Essence Lending Method?)?</text:p>
      <text:p text:style-name="Text_20_body">Tree for dealing with demons, Fair Folk etc.</text:p>
      <text:p text:style-name="Text_20_body">Triangle / Square / Pentacle Circle Sorcery</text:p>
      <text:p text:style-name="Text_20_body">Elemental manipulation?</text:p>
      <text:h text:style-name="Heading_20_2" text:outline-level="2">5<text:span text:style-name="T7">th</text:span> Division</text:h>
      <text:h text:style-name="Heading_20_3" text:outline-level="3">Integrity</text:h>
      <text:p text:style-name="Text_20_body">Tree for ignoring/redirecting shaping effects.</text:p>
      <text:list xml:id="list38409812" text:style-name="L1">
        <text:list-item>
          <text:p text:style-name="P43">Perhaps something which allows the Charm user to take on Wyld mutations while in there, but shake them off on returning to Creation?</text:p>
        </text:list-item>
      </text:list>
      <text:p text:style-name="Text_20_body">Tree for ignoring/redirecting mental influences.</text:p>
      <text:list xml:id="list38408832" text:style-name="L2">
        <text:list-item>
          <text:p text:style-name="P44">E.g., making the opponent convinced that their attack has succeeded, when in fact it fails.</text:p>
        </text:list-item>
      </text:list>
      <text:p text:style-name="Text_20_body">Tree for ignoring/redirecting Fate manipulations.</text:p>
      <text:h text:style-name="Heading_20_3" text:outline-level="3">Resistance</text:h>
      <text:p text:style-name="Text_20_body">Tree for basic physical enhancement, e.g., Durability of Oak Meditation.</text:p>
      <text:p text:style-name="Text_20_body">Tree for improvising protection/armor, from physical objects, elements, etc.</text:p>
      <text:p text:style-name="Text_20_body">Tree for ignoring damage, distributing it equally across objects, allies, enemies etc.</text:p>
      <text:p text:style-name="Text_20_body">Tree for “re-writing” plagues, crippling effects etc. to conform to own biology, making them harmless, or undoing them over time.</text:p>
      <text:h text:style-name="Heading_20_3" text:outline-level="3">Craft</text:h>
      <text:p text:style-name="Text_20_body">Tree for imposing order</text:p>
      <text:list xml:id="list38425362" text:style-name="L3">
        <text:list-item>
          <text:p text:style-name="P45">Mass production</text:p>
        </text:list-item>
        <text:list-item>
          <text:p text:style-name="P45">Making existing things conform to existing patterns, or to blueprints. <text:s/>Extracting blueprints from existing things.</text:p>
        </text:list-item>
      </text:list>
      <text:p text:style-name="Text_20_body">Tree for disassembling or re-assembling (e.g., repairing one thing, using another)</text:p>
      <text:p text:style-name="Text_20_body">Tree for improvising unexpected uses from an object (think “A-Team” :-).</text:p>
      <text:p text:style-name="Text_20_body">Tree for protecting things from damage, Shaping etc.</text:p>
      <text:h text:style-name="Heading_20_3" text:outline-level="3">Lore</text:h>
      <text:p text:style-name="Text_20_body">Tree for knowing things without texts/evidence.</text:p>
      <text:p text:style-name="Text_20_body">Tree for educating others, voluntarily or otherwise. <text:s/>Temporary effects? <text:s/>Replacing facts they already know (or is that more like Memory-Reweaving Discipline)?</text:p>
      <text:p text:style-name="Text_20_body">Tree for boosting Essence, Willpower etc. <text:s/>Also for reducing/transferring Limit and other Great Curse effects?</text:p>
      <text:p text:style-name="Text_20_body">Tree for opposing the Fair Folk / Sidereals <text:soft-page-break/>(directly, or to counter Shaping effects, or even to re-write existing effects)?</text:p>
      <text:p text:style-name="Text_20_body">Something like Immanent Solar Glory, but gain Essence for interfering with a system, rather than maintaining it?</text:p>
      <text:p text:style-name="Text_20_body"/>
      <text:h text:style-name="Heading_20_3" text:outline-level="3">Bureaucracy</text:h>
      <text:p text:style-name="Text_20_body">Tree for manipulating systems</text:p>
      <text:list xml:id="list38431055" text:style-name="L4">
        <text:list-item>
          <text:p text:style-name="P46">Learning systems – think </text:p>
        </text:list-item>
        <text:list-item>
          <text:p text:style-name="P46">Manipulating decisions based on bureaucratic forms/processes.</text:p>
        </text:list-item>
        <text:list-item>
          <text:p text:style-name="P46">Creating new forms/processes to achieve desired ends.</text:p>
        </text:list-item>
        <text:list-item>
          <text:p text:style-name="P46">Discover/re-write official/recorded information about people.</text:p>
        </text:list-item>
        <text:list-item>
          <text:p text:style-name="P46">Official vs. Surreptitious Business</text:p>
        </text:list-item>
        <text:list-item>
          <text:p text:style-name="P46">Uncovering secrets through analyzing side channels of bureaucracy (from “Zambian cybernetics genius”)</text:p>
        </text:list-item>
        <text:list-item>
          <text:p text:style-name="P46">Inserting temporary “stealth” systems to achieve effects without creating real Projects.</text:p>
        </text:list-item>
      </text:list>
      <text:p text:style-name="Text_20_body">Tree for improving/worsening systems mid- or long-term. <text:s/>(Do it without the “downsizing” of the Solar Charm :-)</text:p>
      <text:p text:style-name="Text_20_body">Communicating with pattern spiders, to adjust Fate in a way which they don’t object to. <text:s/>(Loom-as-Harp Technique; Limited Loom Panic)</text:p>
      <text:h text:style-name="Heading_20_2" text:outline-level="2">Martial Arts</text:h>
      <text:p text:style-name="TODO">[TODO … not sure I can be bothered with these, except maybe the Bureaucracy-related one :-)]</text:p>
      <text:h text:style-name="Heading_20_3" text:outline-level="3">1: Martial Arts</text:h>
      <text:p text:style-name="Text_20_body">Talking to the Hand</text:p>
      <text:h text:style-name="Heading_20_3" text:outline-level="3">2: Performance</text:h>
      <text:p text:style-name="Text_20_body">Big Top / Great Ultimate / T’ai Chi</text:p>
      <text:h text:style-name="Heading_20_3" text:outline-level="3">3: War</text:h>
      <text:p text:style-name="Text_20_body">Hand Signals Form</text:p>
      <text:h text:style-name="Heading_20_3" text:outline-level="3">4: Occult</text:h>
      <text:p text:style-name="Text_20_body">Form Without Form</text:p>
      <text:h text:style-name="Heading_20_3" text:outline-level="3">5: Bureaucracy</text:h>
      <text:p text:style-name="Text_20_body">Form Request Form</text:p>
      <text:h text:style-name="Heading_20_2" text:outline-level="2">Sorcery</text:h>
      <text:p text:style-name="P30">TODO</text:p>
      <text:h text:style-name="Heading_20_1" text:outline-level="1">Chapter Five: 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39507938" text:continue-list="list39516950" text:style-name="List_20_1">
        <text:list-item>
          <text:p text:style-name="P38">Determine his Numerology point total for the effect.</text:p>
        </text:list-item>
        <text:list-item>
          <text:p text:style-name="P38">Choose a duration, range and scope, and a specific target fitting that scope.</text:p>
        </text:list-item>
        <text:list-item>
          <text:p text:style-name="P38">Choose one or more values to be affected.</text:p>
        </text:list-item>
        <text:list-item>
          <text:p text:style-name="P38">Select a mechanism of balance for the effect.</text:p>
        </text:list-item>
        <text:list-item>
          <text:p text:style-name="P38">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24">Numerology<text:line-break/>Points</text:p>
          </table:table-cell>
          <table:table-cell table:style-name="Table4.A1" office:value-type="string">
            <text:p text:style-name="P24">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24">Numerology<text:line-break/>Points</text:p>
          </table:table-cell>
          <table:table-cell table:style-name="Table6.A1" office:value-type="string">
            <text:p text:style-name="P24">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text:soft-page-break/>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39508846" text:continue-numbering="true" text:style-name="List_20_1">
        <text:list-item>
          <text:p text:style-name="P38">damage value</text:p>
        </text:list-item>
        <text:list-item>
          <text:p text:style-name="P38">damage type (B/L/A)</text:p>
        </text:list-item>
        <text:list-item>
          <text:p text:style-name="P38">damage interval (action, minute, day, hour)</text:p>
        </text:list-item>
        <text:list-item>
          <text:p text:style-name="P38">toxicity value</text:p>
        </text:list-item>
        <text:list-item>
          <text:p text:style-name="P38">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39504182" text:continue-numbering="true" text:style-name="List_20_1">
        <text:list-item>
          <text:p text:style-name="P38">relevant distances: a distance of 0 can be raised to 10 yards, or a distance of 10 yards or less reduced to 0; other distances can be multiplied or divided by 10</text:p>
        </text:list-item>
        <text:list-item>
          <text:p text:style-name="P38">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text:soft-page-break/>particular, this change <text:span text:style-name="T13">does</text:span><text:span text:style-name="T21">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39486689" text:continue-numbering="true" text:style-name="List_20_1">
        <text:list-item>
          <text:p text:style-name="P38">Join Battle/Debate <text:span text:style-name="T13">and</text:span><text:span text:style-name="T21"> DV/MDV for unexpected attacks (both modified together)</text:span></text:p>
        </text:list-item>
        <text:list-item>
          <text:p text:style-name="P38">Dodge or Parry DV</text:p>
        </text:list-item>
        <text:list-item>
          <text:p text:style-name="P38">Dodge or Parry MDV</text:p>
        </text:list-item>
        <text:list-item>
          <text:p text:style-name="P38">Knockdown Threshold <text:span text:style-name="T13">and</text:span><text:span text:style-name="T21"> Pool (both modified together)</text:span></text:p>
        </text:list-item>
        <text:list-item>
          <text:p text:style-name="P38"><text:span text:style-name="T21">Stunning Threshold </text:span><text:span text:style-name="T13">and</text:span><text:span text:style-name="T21"> Pool (both modified together)</text:span></text:p>
        </text:list-item>
        <text:list-item>
          <text:p text:style-name="P40">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40">Number of -4 Health levels – if reduced to no -4 Health levels, further reductions take away Incapacitated levels, then Dying levels</text:p>
        </text:list-item>
      </text:list>
      <text:p text:style-name="P1">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21">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13">down</text:span><text:span text:style-name="T21">.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text:soft-page-break/>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13">if</text:span><text:span text:style-name="T21">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39499861" text:continue-numbering="true" text:style-name="List_20_1">
        <text:list-item>
          <text:p text:style-name="P38">Damaged/Destroyed health levels, to half or double their original rating, together</text:p>
        </text:list-item>
        <text:list-item>
          <text:p text:style-name="P38">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39504462" text:continue-numbering="true" text:style-name="List_20_1">
        <text:list-item>
          <text:p text:style-name="P38">Vehicle speed (halve or double)</text:p>
        </text:list-item>
        <text:list-item>
          <text:p text:style-name="P38">Endurance (either halving or doubling the Essence commitment, where provided by the pilot; or else halving or doubling the time until maintenance checks are required <text:span text:style-name="T13">or</text:span><text:span text:style-name="T21"> the time between checks thereafter)</text:span></text:p>
        </text:list-item>
        <text:list-item>
          <text:p text:style-name="P38">Maneuverability</text:p>
        </text:list-item>
        <text:list-item>
          <text:p text:style-name="P38">Crew</text:p>
        </text:list-item>
        <text:list-item>
          <text:p text:style-name="P38">Cargo (halve or double)</text:p>
        </text:list-item>
        <text:list-item>
          <text:p text:style-name="P38">Armor</text:p>
        </text:list-item>
        <text:list-item>
          <text:p text:style-name="P38">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39497819" text:continue-numbering="true" text:style-name="List_20_1">
        <text:list-item>
          <text:p text:style-name="P38">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38">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38">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38">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3">per modified value</text:span><text:span text:style-name="T21"> to avoid the change to that particular value, if they have no other applicable defense. <text:s/></text:span><text:soft-page-break/><text:span text:style-name="T21">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39487367" text:continue-numbering="true" text:style-name="List_20_1">
        <text:list-item>
          <text:p text:style-name="P38">which, if any, of the adjustments would be meaningless (e.g., trying to increase an Ability which is already at 5);</text:p>
        </text:list-item>
        <text:list-item>
          <text:p text:style-name="P38">whether the character is one point away from Limit Break or similar effects;</text:p>
        </text:list-item>
        <text:list-item>
          <text:p text:style-name="P38">the amount by which the target’s Essence exceeds the character’s – i.e., the extra cost required in effect points or Willpower;</text:p>
        </text:list-item>
        <text:list-item>
          <text:p text:style-name="P38">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Balance effects have played out), though effects from different characters may stack.</text:p>
      <text:p text:style-name="Text_20_body">While a character may be able to stunt a Numerology action, he cannot regain Willpower from doing so, only Essence.</text:p>
      <text:h text:style-name="Heading_20_1" text:outline-level="1">Chapter Six: Storytelling</text:h>
      <text:h text:style-name="Heading_20_1" text:outline-level="1">Chapter Seven: Characters</text:h>
      <text:p text:style-name="TODO">TODO</text:p>
      <text:h text:style-name="Heading_20_2" text:outline-level="2">Historical</text:h>
      <text:h text:style-name="Heading_20_3" text:outline-level="3">Ancient</text:h>
      <text:h text:style-name="Heading_20_4" text:outline-level="4">Sri Sadasti</text:h>
      <text:p text:style-name="Text_20_body">Patron to psychedelic type Discordians. Patron of The Season of Confusion.</text:p>
      <text:p text:style-name="Text_20_body_20_out-dent"><text:span text:style-name="Inline_20_Heading">Division:</text:span> Anchor</text:p>
      <text:h text:style-name="Heading_20_4" text:outline-level="4">Dr. Van van Mojo</text:h>
      <text:p text:style-name="Text_20_body">A Head Doctor of Deep Africa and Maker of Fine Dolls. … Patron of The Season of Discord.</text:p>
      <text:p text:style-name="Text_20_body_20_out-dent"><text:span text:style-name="Inline_20_Heading">Division:</text:span> Arrow</text:p>
      <text:h text:style-name="Heading_20_4" text:outline-level="4">Hung Mung</text:h>
      <text:p text:style-name="Text_20_body">A Sage of Ancient China and Official Discordian Missionary to the Heathen Chinee. He who originally devised THE SACRED CHAO. Patron of The Season of Chaos.</text:p>
      <text:p text:style-name="Text_20_body_20_out-dent"><text:span text:style-name="Inline_20_Heading">Division:</text:span> Apple</text:p>
      <text:h text:style-name="Heading_20_4" text:outline-level="4">Zarathud the Incorrigible</text:h>
      <text:p text:style-name="Text_20_body">Sometimes called Zarathud the Staunch.</text:p>
      <text:p text:style-name="Text_20_body">A hard nosed Hermit of Medieval Europe and Chaosphe Bible Banger. <text:s/>Dubbed "Offender of The Faith." Discovered the Five Commandments. <text:s/>Patron of The Season of Bureaucracy.</text:p>
      <text:p text:style-name="Text_20_body_20_out-dent"><text:span text:style-name="Inline_20_Heading">Division:</text:span> Anvil</text:p>
      <text:h text:style-name="Heading_20_4" text:outline-level="4">The Elder Malaclypse</text:h>
      <text:p text:style-name="Text_20_body_20_out-dent"><text:span text:style-name="Inline_20_Heading">Division:</text:span>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3" text:outline-level="3">Less Ancient</text:h>
      <text:h text:style-name="Heading_20_4" text:outline-level="4">The Reverend Hypocrates Magoun</text:h>
      <text:p text:style-name="Text_20_body_20_out-dent"><text:span text:style-name="Inline_20_Heading">Division:</text:span> Anchor</text:p>
      <text:h text:style-name="Heading_20_4" text:outline-level="4">Fang the Unwashed, WKC</text:h>
      <text:p text:style-name="Text_20_body_20_out-dent"><text:span text:style-name="Inline_20_Heading">Division:</text:span> Arrow</text:p>
      <text:h text:style-name="Heading_20_4" text:outline-level="4">Emperor Nellens Jo-Shu</text:h>
      <text:p text:style-name="Text_20_body">A couple of seasons after the disappearance of the Scarlet Empress, some fragments of House Iselsi started to receive reports of a possible new claimant of power in the Scavenger Lands. <text:s/>Apparently a minor but beloved middle-aged scion of Nellens, based in one of their River Province tributaries, had declared himself Emperor Jo-Shu. <text:s/>Agents of the Eye arrived there a week or two in advance of heavily-armed House Mnemon “negotiators”, on the chance he would be, or could be made to seem, a valid successor.</text:p>
      <text:p text:style-name="Text_20_body">On arrival, however, they were sorely disappointed. <text:s/>The Wood-Aspect Dragon-Blood in question was clearly insane: dressed in a ragged parody of proper House attire, unkempt hair filled with fading twigs and leaves, and a gaze which seemed always half in dream.</text:p>
      <text:p text:style-name="Text_20_body">Further investigation revealed that his fragile rice trade with the Blessed Isle had fallen apart with the confusion of the Empress’ fall. <text:s/>He had become bankrupt, cut off from the main House, and went into seclusion, living off the remains of his unshipped goods. <text:s/>He was not seen for several months, then suddenly reappeared in his current sorry state.</text:p>
      <text:p text:style-name="Text_20_body">He had indeed proclaimed himself Emperor, but his only “subjects” were local mortals who had previously known of and favored him, humoring him in his madness. <text:s/>The Eye agents abandoned their quest in disgust. <text:s/>When the Mnemon party arrived their reactions were a mixture of amusement and contempt, and they left him alone, considering it a waste of time and beneath them even to threaten him.</text:p>
      <text:p text:style-name="Text_20_body">Since then, Emperor Jo-Shu has issued “currency” in the form of leaves and, to the irritation of the Guild, <text:s/>the locals have gone so far as to carry out some minor trade with them. <text:s/>Indeed, it has had the effect of stimulating trade, since the “money” decays, rather than gaining interest in a bank, and only Jo-Shu himself can issue more. <text:s/>His reputation as a pleasant eccentric has grown and he has gained some informal influence: mad though he may be, he is still a Prince of the Earth, and capable of using his powers to help his friends. <text:s/>Claiming a fear of sailing, he has called for a bridge to be built to the Blessed Isle, so that he can take his rightful place in the Imperial City. <text:s/>A few volunteers occasionally <text:soft-page-break/>add some more planks of wood to what is barely even a pier, but this is all a game, of course.</text:p>
      <text:p text:style-name="Text_20_body_20_out-dent"><text:span text:style-name="Inline_20_Heading">Division:</text:span> Apple</text:p>
      <text:h text:style-name="Heading_20_4" text:outline-level="4">Saint Gulik</text:h>
      <text:p text:style-name="Text_20_body">Messenger of the Goddess. <text:s/>He is a Roach.</text:p>
      <text:p text:style-name="Text_20_body_20_out-dent"><text:span text:style-name="Inline_20_Heading">Division:</text:span> Archway</text:p>
      <text:p text:style-name="Text_20_body"/>
      <text:h text:style-name="Heading_20_4" text:outline-level="4">Malaclypse the Younger</text:h>
      <text:p text:style-name="Text_20_body_20_out-dent"><text:span text:style-name="Inline_20_Heading">Division:</text:span> Anvil</text:p>
      <text:h text:style-name="Heading_20_2" text:outline-level="2">Signature</text:h>
      <text:h text:style-name="Heading_20_3" text:outline-level="3">1st: xxx</text:h>
      <text:h text:style-name="Heading_20_3" text:outline-level="3">2nd: xxx</text:h>
      <text:h text:style-name="Heading_20_3" text:outline-level="3">Apple, Division by Zero: Vlad the Inhaler</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h text:style-name="Heading_20_1" text:outline-level="1"><text:bookmark-start text:name="__RefHeading__2753_478467263"/>Chapter Eight: Panoply<text:bookmark-end text:name="__RefHeading__2753_478467263"/></text:h>
      <text:h text:style-name="Heading_20_2" text:outline-level="2">Manses and Demesnes</text:h>
      <text:h text:style-name="Heading_20_3" text:outline-level="3">The House of Mirrors<text:line-break/>(Sidereal Manse <text:span text:style-name="T33">•••••</text:span>)</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a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 <text:s/>If an object with an attached doorway is destroyed, the doorway disappears and becomes free for reallocation.</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_20_out-dent"><text:span text:style-name="Inline_20_Heading">Game Effects:</text:span></text:p>
      <text:p text:style-name="Text_20_body">Creation Points: 15</text:p>
      <text:list xml:id="list39489161" text:continue-numbering="true" text:style-name="List_20_1">
        <text:list-item>
          <text:p text:style-name="P38">Rating: 10</text:p>
        </text:list-item>
        <text:list-item>
          <text:p text:style-name="P38">Hearthstone Reduction: 5</text:p>
        </text:list-item>
      </text:list>
      <text:p text:style-name="Text_20_body">Powers:</text:p>
      <text:list xml:id="list39492277" text:continue-numbering="true" text:style-name="List_20_1">
        <text:list-item>
          <text:p text:style-name="P38">Reality Archive: 2</text:p>
        </text:list-item>
        <text:list-item>
          <text:p text:style-name="P38">Puzzle Manse: 3</text:p>
        </text:list-item>
        <text:list-item>
          <text:p text:style-name="P38">Outside Fate: 4</text:p>
        </text:list-item>
        <text:list-item>
          <text:p text:style-name="P38">Portal Creation: 6</text:p>
        </text:list-item>
      </text:list>
      <text:h text:style-name="Heading_20_3" text:outline-level="3">The Pentagon<text:line-break/>(Air Manse <text:span text:style-name="T32">••••</text:span>)</text:h>
      <text:p text:style-name="Text_20_body">Somewhere deep in the mountains to the east of the Silent Crescent lies The Pentagon, the heart of a Discordian (dis-)information and intelligence-gathering network, home of the Austral Illuminati. <text:s/>This manse is connected to others which share information on politics, happenings and plots throughout multiple realities. <text:s/>Quite how many reporting stations there are, where they lie, and what qualities they possess, is unknown.</text:p>
      <text:p text:style-name="Text_20_body">The manse is a low, five-sided structure of black basalt with hardened adamant slit windows watching all access paths. <text:s/>It includes a central courtyard of the same shape, and the internal windows are similarly hardened. <text:s/>The overall structure has been carefully constructed to blend in with its surroundings, despite its regular structure, so attempts to locate it physically are at a -4 external penalty. <text:s/>The terrain around it is harsh but access ways do exist, whose locations are a closely-guarded secret.</text:p>
      <text:p text:style-name="Text_20_body">There are three floors below ground housing the library and the information-processing systems of its workers. <text:s/>The hearth room is two floors below ground, in the center, and is a dodecahedral chamber with smoky matte walls, the hearthstone floating in mid-air at the center.</text:p>
      <text:p text:style-name="Text_20_body_20_out-dent"><text:span text:style-name="Inline_20_Heading">Game Effects:</text:span></text:p>
      <text:p text:style-name="Text_20_body">Creation Points: 12</text:p>
      <text:list xml:id="list39517859" text:continue-numbering="true" text:style-name="List_20_1">
        <text:list-item>
          <text:p text:style-name="P38">Rating: 8</text:p>
        </text:list-item>
        <text:list-item>
          <text:p text:style-name="P38">Hearthstone Sacrifice: 2</text:p>
        </text:list-item>
        <text:list-item>
          <text:p text:style-name="P38">Maintenance: 2. <text:s/>42 of The Grey Men (or an equivalent number of other volunteers) must walk in <text:soft-page-break/>procession 23 times around around the inner courtyard, following the internal walls, muttering specific incomprehensible secrets under their breath. <text:s/>This takes most of the day, and must be performed monthly. <text:s/>This ritual might draw the attention of nearby or overhead observers.</text:p>
        </text:list-item>
      </text:list>
      <text:p text:style-name="Text_20_body">Powers:</text:p>
      <text:list xml:id="list39499191" text:continue-numbering="true" text:style-name="List_20_1">
        <text:list-item>
          <text:p text:style-name="P38">Network Node: 1. <text:s/>The manse is connected to a number of other intel-collection outposts across Creation (and possibly in other realms).</text:p>
        </text:list-item>
        <text:list-item>
          <text:p text:style-name="P38">Externally Hardened: 2. <text:s/>A reduced version of the Armored power: the manse has an increased soak of 14L/21B externally, due to its Essence-reinforced basalt shell, but still only 6L/12B internally.</text:p>
        </text:list-item>
        <text:list-item>
          <text:p text:style-name="P38">Basic Provider: 2. <text:s/>Like Provider, but only caters for a group of Magnitude equal to (rating – 1), <text:span text:style-name="T13">i.e.</text:span><text:span text:style-name="T21">, 3, or 150 people</text:span>. <text:s/>The air is breathable but feels stale, the food is nourishing but bland, and so on.</text:p>
        </text:list-item>
        <text:list-item>
          <text:p text:style-name="P38">Bound Intelligence Staff: 2. <text:s/>Like Bound Servant Force, but provides a group up to (rating – 1). <text:s/>Specifically, there are 115 Grey Men: human-like figures with empty, unreflective black eyes, who serve as investigators, analysts, defenders and occasionally hosts. <text:s/>They have the Virtue attributes of automata, though they still need to breath and eat; whether they are affected by poison is unknown.</text:p>
        </text:list-item>
        <text:list-item>
          <text:p text:style-name="P38">Intelligence Library: 3. <text:s/>Like Archive, but only covers 3 Specialties, which must be in Investigation, Lore, Occult, Larceny, Bureaucracy, Linguistics or Socialize. <text:s/>The set of specialties can be changed over time by the intelligence operations of the Grey Men and the connected manses, at the rate of 1 dot per two seasons. <text:s/>The training effect of an Archive exists, but each student may learn at most three specialties (or increase three Abilities) from the Library, even if its contents later change.</text:p>
        </text:list-item>
        <text:list-item>
          <text:p text:style-name="P38">Grey Dragon’s Wing: 3. <text:s/>Like Veil of Shadows, but additionally makes it impossible to sense the geomantic Essence flows around it. <text:s/>As far as outside observers with geomantic awareness can tell, it’s not a manse, and there’s no convergence of dragon lines which would make it worth building one here. Within the walls, the manse’s nature may be sensed as normal.</text:p>
        </text:list-item>
      </text:list>
      <text:p text:style-name="Text_20_body">Hearthstone: Jewel of Swift Comprehension</text:p>
      <text:h text:style-name="Heading_20_5" text:outline-level="5">Grey Men</text:h>
      <text:p text:style-name="Text_20_body_20_out-dent"><text:span text:style-name="Inline_20_Heading">Attributes:</text:span> Strength 3, Dexterity 3, Stamina 3; Charisma 1, Manipulation 1, Appearance 1; Perception 3, Intelligence 3, Wits 2</text:p>
      <text:p text:style-name="Text_20_body_20_out-dent"><text:span text:style-name="Inline_20_Heading">Virtues:</text:span> Compassion 0, Conviction 0/10, Temperance 10, Valor 10</text:p>
      <text:p text:style-name="Text_20_body_20_out-dent"><text:span text:style-name="Inline_20_Heading">Abilities:</text:span> Archery 3, Athletics 1, Awareness 2, Bureaucracy 0 (Understanding Forms and Processes +2), Craft (Fire) 1, Dodge 3, Integrity 2, Investigation 3, Linguistics 2 (High Realm, one other), Larceny 1 (Understanding Criminal Organizations +2), Martial Arts 3, Medicine 1, Occult 2, Resistance 2, Stealth 2, War 0 (Understanding Strategies +2)</text:p>
      <text:p text:style-name="Text_20_body_20_out-dent"><text:span text:style-name="Inline_20_Heading">Join Battle:</text:span> 4</text:p>
      <text:p text:style-name="Text_20_body_20_out-dent">Attacks: </text:p>
      <text:p text:style-name="Text_20_body_20_out-dent"><text:span text:style-name="Inline_20_Heading">Soak:</text:span> 7L/11B (unnaturally toughened skin +6L/8B)</text:p>
      <text:p text:style-name="Text_20_body_20_out-dent"><text:span text:style-name="Inline_20_Heading">Health Levels:</text:span> -0/-0/-1/-1/-1/2/-2/-2/-4/-4/Incap</text:p>
      <text:p text:style-name="Text_20_body_20_out-dent"><text:span text:style-name="Inline_20_Heading">Dodge DV:</text:span> 4<text:tab/><text:span text:style-name="Inline_20_Heading">Willpower:</text:span> 0 (10 to resist influence)</text:p>
      <text:p text:style-name="Text_20_body_20_out-dent"><text:span text:style-name="Inline_20_Heading">Essence:</text:span> 1</text:p>
      <text:p text:style-name="Text_20_body_20_out-dent"><text:span text:style-name="Inline_20_Heading">Other Notes:</text:span> The Grey Men all look alike, characterless though not quite identical. <text:s/>They wear dark grey tunics and trousers, and tough boots. <text:s/>They carry improved flame pieces which hold canisters of pre-packaged charges. <text:s/>Each canister holds 6 shots, and requires one Miscellaneous Action to replace. <text:s/>A Grey Man will typically have one or two spare canisters on his person, or more if expecting trouble.</text:p>
      <text:p text:style-name="Text_20_body">These beings seem to be some kind of artificial construct and, as such, have some supernatural powers.</text:p>
      <text:p text:style-name="P18"><text:span text:style-name="Inline_20_Heading_20_2"><text:span text:style-name="T34">Library Link:</text:span></text:span><text:span text:style-name="T21"> Any of these creatures can instantly access the contents of the library. <text:s/>They can train themselves in up to 3 specialties, and can swap out existing specialties for new ones over time.</text:span></text:p>
      <text:p text:style-name="P18"><text:span text:style-name="Inline_20_Heading_20_2"><text:span text:style-name="T34">Linguistic Facility:</text:span></text:span><text:span text:style-name="T21"> All Grey Men know one language in addition to High Realm. <text:s/>They may change this language once per day via an arcane connection to the manse’s Library.</text:span></text:p>
      <text:p text:style-name="P18"><text:span text:style-name="Inline_20_Heading_20_2"><text:span text:style-name="T34">Reanimation:</text:span></text:span><text:span text:style-name="T21"> As long as the manse does not suffer power failure, any Grey Men destroyed will reform over the course of 23 hours in the hearth room, with memories intact and anew flame piece. <text:s/>The original, including flame piece, will crumble to dust over the same period.</text:span></text:p>
      <text:p text:style-name="P18"><text:span text:style-name="Inline_20_Heading_20_2"><text:span text:style-name="T34">Outside Fate:</text:span></text:span><text:span text:style-name="T21"> The Grey Men have no souls and are unconnected to the Loom of Fate, so they do not draw attention to the manse’s existence.</text:span></text:p>
      <text:p text:style-name="P18"><text:span text:style-name="Inline_20_Heading_20_2"><text:span text:style-name="T34">Limited Independent Functioning:</text:span></text:span><text:span text:style-name="T21"> Any of these servants may range up to 115 yards from the building, and up to 23 of them at any time may travel freely.</text:span></text:p>
      <text:h text:style-name="Heading_20_2" text:outline-level="2"><text:soft-page-break/>Artifacts</text:h>
      <text:h text:style-name="Heading_20_3" text:outline-level="3">Trinkets</text:h>
      <text:h text:style-name="Heading_20_3" text:outline-level="3">Tools</text:h>
      <text:h text:style-name="Heading_20_3" text:outline-level="3">Keepsakes</text:h>
      <text:h text:style-name="Heading_20_4" text:outline-level="4">The Cabal-ah (Artifact <text:span text:style-name="T32">•••)</text:span></text:h>
      <text:p text:style-name="P17">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p>
      <text:p text:style-name="P17">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he Speed of a Numerological Assay to 1. <text:s/>On the other hand, the expenditure of a character’s Essence puts her signature on the effect, adding bonus dice to valid attempts to discover its source, equal to the number of Numerology points gained.</text:p>
      <text:h text:style-name="Heading_20_3" text:outline-level="3">Wonders</text:h>
      <text:h text:style-name="Heading_20_3" text:outline-level="3">Triumphs</text:h>
      <text:h text:style-name="Heading_20_3" text:outline-level="3">Memetic Artifacts</text:h>
      <text:p text:style-name="Text_20_body">[NOTE: Really not sure if this is a good idea, just random thoughts for now.]</text:p>
      <text:p text:style-name="Text_20_body">Ideas can be inspiring to an individual, or can shape a nation. <text:s/>Eris has given her children access to a new exotic Crafting skill, Memesis, which allows them to enhance their traits by drawing on inspiration from their beliefs. <text:s/>The things it creates have no physical reality, but live in the minds and hearts of their owners. <text:s/>Celestial Exalted of other types may learn Craft (Memesis).</text:p>
      <text:p text:style-name="Text_20_body">A memetic artifact (meme) is “constructed” through meditation, and sublimation of the exotic ingredients. <text:s/>These artifacts are rated 1–3 dots, and each dot is tied to an Intimacy. <text:s/>The bonuses it adds must be “inspired by” and thematic with that Intimacy. <text:s/>If any of the related Intimacies are suppressed or lost, the meme remains (with motes uncommitted) but cannot be used until a suitably resonant new Intimacy is gained.</text:p>
      <text:p text:style-name="Text_20_body">The character may also choose to uncommit motes for a time, in order to spend them on something else. <text:s/>However, for as long as the motes remain committed, the relevant Intimacies are protected, adding the meme’s rating in dots to the character’s Conviction rating, for the purpose of eroding or giving up that intimacy. <text:s/>[Maybe it should have bonuses on other rolls for removing them—need to check rules.] <text:s/>The commitment cost is 2 motes per dot of artifact rating. <text:s/>[<text:span text:style-name="T30">Maybe 1 per dot, to match what I’ve read on Exalted forums re Demon Ink Tattoos.</text:span>]</text:p>
      <text:p text:style-name="Text_20_body">These artifacts can be given to others, but only if they share very similar Intimacies. <text:s/>Alternatively, the original may be taken as a set of complete plans, if another crafter wants to duplicate an existing memetic artifact. <text:s/>These plans can never be fully expressed in symbolic form, however, so the owner of the original artifact must be present and join in the meditation, at least one day in seven, for the duration of the extended Craft roll.</text:p>
      <text:p text:style-name="Text_20_body">The benefits of these memes are as follows. <text:s/>A one-dot meme adds one dot to an Ability, and two specialties. <text:s/>A two-dot meme also adds one dot to an Attribute, or two dots to Abilities. <text:s/>A three-dot meme further adds one dot to an Attribute, one to a Virtue, and one to an Ability. <text:s/>These dots count towards all calculated values, including the caps for dice added by Charms, but they do not allow the character to learn Charms for which they would not otherwise meet the minimums. <text:s/>Virtues are capped at 5, unless this is modified by some other effect. <text:s/>Instead of the benefit of an increased Virtue, the character may choose to have one extra Intimacy, which is protected in the same way as the Intimacies to which the meme is tied. <text:s/>Unattuning the artifact temporarily removes this extra Intimacy.</text:p>
      <text:p text:style-name="Text_20_body">Lastly, to use her bonus dots in a way which directly opposes an Intimacy, the character must <text:span text:style-name="T13">fail</text:span> a roll of a number of dice equal to the number of dots invested in that Intimacy. <text:s/>Success means that the dots are unavailable for that action.</text:p>
      <text:p text:style-name="Text_20_body">Sample memes are given below.</text:p>
      <text:h text:style-name="Heading_20_4" text:outline-level="4">Affection for [Friend] (<text:span text:style-name="T33">•)</text:span></text:h>
      <text:p text:style-name="P17">Socialize + 1; Presence (Calming Reassurance <text:soft-page-break/>+1), Investigation (Understanding Fears + 1) </text:p>
      <text:h text:style-name="Heading_20_4" text:outline-level="4">Loyalty to [Kingdom] (<text:span text:style-name="T33">••)</text:span></text:h>
      <text:p text:style-name="P17">War + 1, Integrity + 2; Bureaucracy (Negotiation + 2)</text:p>
      <text:h text:style-name="Heading_20_4" text:outline-level="4">Oppose the Immaculate Order (<text:span text:style-name="T33">•••)</text:span></text:h>
      <text:p text:style-name="P17">Dexterity + 1, Charisma + 1; Martial Arts + 1, Dodge + 1; Performance (Persuasive Oratory + 1), Lore (Immaculate Order + 1); Compassion + 1</text:p>
      <text:h text:style-name="Heading_20_2" text:outline-level="2">Disease</text:h>
      <text:h text:style-name="Heading_20_3" text:outline-level="3">Diseases of Conviction</text:h>
      <text:h text:style-name="Heading_20_4" text:outline-level="4">Contratriety</text:h>
      <text:p text:style-name="Text_20_body_20_out-dent"><text:span text:style-name="Inline_20_Heading">Virulence:</text:span> 1<text:tab/><text:span text:style-name="Inline_20_Heading">Difficulty to Treat:</text:span> 3</text:p>
      <text:p text:style-name="Text_20_body_20_out-dent"><text:span text:style-name="Inline_20_Heading">Morbidity:</text:span> 4<text:tab/><text:span text:style-name="Inline_20_Heading">Treated Morbidity:</text:span> 1</text:p>
      <text:p text:style-name="Text_20_body_20_out-dent"><text:span text:style-name="Inline_20_Heading">Symptoms:</text:span> Never directly fatal, this is truly a disease of Virtue. <text:s/>Its victims gradually come to hold a negative Intimacy towards some group or society to which they belong, leading them to work against its aims, or even attempt to dismantle it outright. <text:s/>If one already holds one or more positive Intimacies towards such groups, the disease will take root in one of those, and reverse it; if not, it will form a new Intimacy, displacing something else. <text:s/>Having its roots in the Wyld, this disease is a Sickness effect, and can infect Exalted.</text:p>
      <text:p text:style-name="Text_20_body_20_out-dent"><text:span text:style-name="Inline_20_Heading">Duration:</text:span> The infected individual will show no symptoms for 4–8 weeks, though they are infectious after only 1 week. <text:s/>Symptoms begin sooner if the victim is brought into conflict with the relevant group in some way. <text:s/>He will become at first irritated by, then antagonistic to wards, the relevant group. <text:s/>This takes as many weeks as he has dots of Conviction. <text:s/>Unless treated, the new Intimacy then takes root, changing or displacing another. <text:s/>The person then remains contagious for as many months as they have dots of Conviction. <text:s/>Past that point, the disease has run its course, and the Intimacy may be changed as normal.</text:p>
      <text:p text:style-name="Text_20_body_20_out-dent"><text:span text:style-name="Inline_20_Heading">Vector:</text:span> The disease is passed from person to person, spreading more easily through sex or blood-exchange—moments when one is bonded closely to only one other person, rather than a group. <text:s/>In such circumstances its Virulence rises to 4.</text:p>
      <text:p text:style-name="Text_20_body_20_out-dent"><text:span text:style-name="Inline_20_Heading">Treatment:</text:span> Certain herbs which provoke a heightened sense of camaraderie and affection can be brewed to counter this infection. <text:s/>However, these feelings tend to lead to intimate contact, so the cure may provoke infection of others, unless the patient is isolated until the sickness is purged.</text:p>
      <text:h text:style-name="Heading_20_1" text:outline-level="1">Appendix: 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p text:style-name="Text_20_body"/>
      <text:p text:style-name="Text_20_body">Could have some way of co-opting existing Exaltations (probably just by their owners having a flash of insight), converting existing Solars etc. into Discordians. <text:s/>Might only work for Essence &lt;= 5. <text:s/>I imagine the Exaltation would return to normal after that lifetime. <text:s/>Not akuma or Infernal, so no new Urge, but possibly a change in Motivation, with the previous Motivation remaining as an Intimacy. <text:s/>Would need rules for pre-generating, and for converting. <text:s/>I’m imagining existing Charms must be “sold off” before new ones can be bought, starting at the leaves of Charm trees, which will make the character less powerful in that transition period. <text:s/>Probably no Echoes background.</text:p>
      <text:p text:style-name="Text_20_body">Maybe this happens spontaneously and/or maybe it’s achieved as part of Divisional Realignment, using some comedy monstrance-alike box—“think yourself out of your box” ;-)</text:p>
      <text:p text:style-name="Text_20_body"/>
      <text:p text:style-name="Text_20_body">Larry Wall, Three Virtues of a Programmer: Laziness, Impatience and Hubris.</text:p>
      <text:h text:style-name="Heading_20_2" text:outline-level="2">Interstitial Stories/Cartoons</text:h>
      <text:h text:style-name="Heading_20_3" text:outline-level="3">Arriving by Boat</text:h>
      <text:p text:style-name="Text_20_body">Small boat, barely more than a raft, drifts towards a metal shore, on a sea of oil, gradually sinking. <text:s/>Strange Figure clad in bio-fabrics climbs mast, peeling off clothes as he does so, jumping to cling to the metal rim as the boat disappears.</text:p>
      <text:p text:style-name="Text_20_body">SF (to self, in Seatongue): “Hmm, now, I’m sure I’m forgetting something … (slaps forehead) Oh, yes! (Removes hand, showing newly-appeared soulgem – clear diamond, brilliant cut, <text:span text:style-name="T13">i.e.</text:span><text:span text:style-name="T21">, Alchemical-style</text:span>. Skin should also go clay-like, if cartoon details permit.) That’s better.”</text:p>
      <text:p text:style-name="Text_20_body">Populat work-crew nearby hears noise, comes to investigate.</text:p>
      <text:p text:style-name="Text_20_body">PW1 (female, shocked; in Autochthonian, natch): What? … who are you? What in the Void are you doing out here like … that?</text:p>
      <text:p text:style-name="Text_20_body"><text:soft-page-break/>PW2 (male, awkward whisper to PW1): This is highly irregular. <text:s/>We should call for help. <text:s/>What was that thing sticking out of the oil?</text:p>
      <text:p text:style-name="Text_20_body">SF (in Autochthonian): What, don’t you recognize me? <text:s/>Tell me you’ve seen at least <text:span text:style-name="T13">some</text:span><text:span text:style-name="T21"> of my posters. <text:s/>Only recently constructed, I know, and I’ve been off in the Reaches too much, maybe.</text:span></text:p>
      <text:p text:style-name="P1">PW1 (whispers back, slightly glint/grin): You know, I haven’t seen one of them quite so, err … at such close range, but …</text:p>
      <text:p text:style-name="P1">PW2 (frowning): It could be, I’m not sure …</text:p>
      <text:p text:style-name="P1">SF (looking plaintively hopeful): Surely you’ve heard of me, the Highly Implausible Visitor?</text:p>
      <text:p text:style-name="P1">PW2 (look of shocked recognition): Oh! <text:s/>Yes, how stupid of me! <text:s/>Our apologies, Exalted, you don’t look quite the same without your … err, that is …</text:p>
      <text:p text:style-name="P1">SF: Ah, that’s alright, I understand. <text:s/>Now, I need your clothes, your boots and your swift rider.</text:p>
      <text:p text:style-name="P1">PW1 (eagerly): Of course! <text:s/>You’re about my size, aren’t you? <text:s/>Anything to help the Chosen of the Maker. <text:s/>(Starts stripping off …)</text:p>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Rides off.</text:p>
      <text:p text:style-name="Text_20_body">FB2: “What was all that about?”</text:p>
      <text:p text:style-name="Text_20_body">FB1: “I’ve no idea.” <text:s/>Turns to face villagers, who are equally confused to be wielding much better weapons than they were a moment ago.</text:p>
      <text:h text:style-name="Heading_20_2" text:outline-level="2">From 5th edition intro</text:h>
      <text:p text:style-name="Text_20_body">[all attributed to: “Omar Khayyam Ravenhurst, Pvt., USMC (Ret.)”, opt+ “Fenderson”; “Kerry Thornley, Discordian Society Co-founder”]</text:p>
      <text:p text:style-name="P11">Paratheoianametamystichood of Eris Esoteric</text:p>
      <text:p text:style-name="P11">… under no circumstances may you become a Prophet. We don’t intend to jeopardize our nonprophet status.</text:p>
      <text:p text:style-name="P11">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10">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10">weeks on end.”</text:span></text:p>
      <text:p text:style-name="P11">Besides the pen is only mighter than the sword at a range greater than five feet.</text:p>
      <text:p text:style-name="P11">Perhaps occasionally the soul of Emperor Norton descends once more into the world to momentarily inhabit the body of an otherwise undistinguished infidel.</text:p>
      <text:p text:style-name="P11">According to L.A. Rollins in Lucifer’s Lexicon a Discordian is one who likes to wear Emperor Norton’s old clothes.</text:p>
      <text:p text:style-name="P11">Discordianism is not just a religion; it is a mental illness.</text:p>
      <text:p text:style-name="P11">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11">OR</text:p>
      <text:p text:style-name="P11">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11">No matter whether he calls himself Greyface or the Anti-“Bob” he acts like the Devil, because his most famous line is: “Let me organize it for you!”</text:p>
      <text:p text:style-name="P11">But no doubt you are also curious about Eris. Where does she hang out these days - now that Olympus has gone tourist? Eris Discordia is in Limbo, where all we virtuous pagans and our gods and goddesses go between lifetimes.</text:p>
      <text:p text:style-name="P11">There is no prohibition against prayer - which is not to say we think it is a wise activity.</text:p>
      <text:p text:style-name="Text_20_body"><text:span text:style-name="T10">Eristic Avatars are sent down into Reality, the </text:span><text:soft-page-break/><text:span text:style-name="T10">original Rorschach, for the purpose keeping things from becoming so well </text:span><text:span text:style-name="T10">ordered that they stop working. This they often accomplish by insisting that certain arbitrary interpretations of reality are the only valid ones. That causes Strife </text:span><text:span text:style-name="T10">which results in Confusion which revitalizes Holy Chaos.</text:span></text:p>
      <text:p text:style-name="P11">… as the Taoist sage Chuang Tzu simply said, “The more laws there are, the more crime there is.”</text:p>
      <text:p text:style-name="P11">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11">That was Greg showing off his rubber stamp collection. Few hobbies are as psychologically gratifying - especially when some bureaucrat is making you wait, with his or her back to you for a moment - as collection rubber stamps.</text:p>
      <text:p text:style-name="P11">A secret method of identifying your Discordianship for the benefit of other Discordians is by wearing a pull-off aluminum beer-can tab, strung through its ring, around your neck. That is called an All-Seeing Eye of Eris (complete with Tear) …</text:p>
      <text:p text:style-name="P11">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7">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11">ings?</text:span></text:p>
      <text:p text:style-name="P21">M2: Even false things are true.</text:p>
      <text:p text:style-name="P21">GP: How can that be?</text:p>
      <text:p text:style-name="P22">M2: I don’t know man, I didn’t do it.</text:p>
      <text:p text:style-name="P22">– Ability to possess others? :-)</text:p>
      <text:p text:style-name="P10"/>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17">mad</text:span><text:span text:style-name="T18"> but not </text:span><text:span text:style-name="T17">ill</text:span><text:span text:style-name="T18">.” – Werewolf Bridge, Robert Anton Wilson</text:span></text:p>
      <text:p text:style-name="P12">“... we Erisians seldom pray, it is much too dangerous”</text:p>
      <text:p text:style-name="Text_20_body"><text:span text:style-name="T18">“Heaven is down. Hell is up. This is proven by the fact that the planets and stars are orderly in </text:span><text:span text:style-name="T18">their movements, while down on earth we come close to the primal chaos. <text:s/>There are four other proofs, but I forgot them.” – Josh the Dill // KING KONG KABAL</text:span></text:p>
      <text:p text:style-name="P12">“Eris is not hateful or malicious. But She is mischievous, and does get a little bitchy at times.”</text:p>
      <text:p text:style-name="P12">The Law of Fives. <text:s/>The Holy 23.</text:p>
      <text:p text:style-name="P12">*** “The Nagas of Upper Burma say that the sun shines by day because, being a woman, it is afraid to venture out by night.”</text:p>
      <text:p text:style-name="P12">“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13">“To diverse gods<text:line-break/>Do mortals bow;<text:line-break/>Holy Cow, and<text:line-break/>Wholly Chao.”<text:line-break/>– Rev. Dr. Grindlebone<text:line-break/>Monroe Cabal</text:p>
      <text:p text:style-name="P12">“Common sense is what tells you that the world is flat.”</text:p>
      <text:p text:style-name="P12">“This is St. Gulik. <text:s/>He is the Messenger of the Goddess. <text:s/>A different age from ours called him Hermes. <text:s/>Many people called him by many names. <text:s/><text:soft-page-break/>He is a Roach.”</text:p>
      <text:p text:style-name="Text_20_body"><text:span text:style-name="T18">“Everybody I know who is right always agrees with </text:span><text:span text:style-name="T17">me</text:span><text:span text:style-name="T18">.” – Rev. Lady Mal.</text:span></text:p>
      <text:p text:style-name="P12">POEE Calendar (00034)</text:p>
      <text:p text:style-name="P12">"The Five Laws have root in awareness." – Che Fung (Ezra Pound, Canto 85)</text:p>
      <text:p text:style-name="P12">“... under Eris Confusion became established, and was hence called Bureaucracy; while over Bureaucracy Eris became established, and was hence called Discordia” – Book of Uterus, 1:7</text:p>
      <text:p text:style-name="Text_20_body"><text:span text:style-name="T18">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17">we</text:span><text:span text:style-name="T18"> know.</text:span></text:p>
      <text:list xml:id="list38435134" text:style-name="L5">
        <text:list-item>
          <text:p text:style-name="P49">The Military Order of THE KNIGHTS OF THE FIVE SIDED TEMPLE. This is for all of the soldiers and bureaucrats of the world. [Apple]</text:p>
        </text:list-item>
        <text:list-item>
          <text:p text:style-name="P49">The Political Order of THE PARTY FOR WAR ON EVIL. This is reserved for lawmakers, censors, and like ilk. [Anvil]</text:p>
        </text:list-item>
        <text:list-item>
          <text:p text:style-name="P49">The Academic Order of THE HEMLOCK FELLOWSHIP. They commonly inhabit schools and universities, and dominate many of them. [Archway]</text:p>
        </text:list-item>
        <text:list-item>
          <text:p text:style-name="P49">The Social Order of THE CITIZENS COMMITTEE FOR CONCERNED CITIZENS. This is mostly a grass-roots version of the more professional military, political, academic and sacred Orders. [Arrow]</text:p>
        </text:list-item>
        <text:list-item>
          <text:p text:style-name="P48"><text:span text:style-name="T18">The Sacred Order of THE DEFAMATION LEAGUE. Not much is known about the D.L., but they are very ancient and quite </text:span><text:span text:style-name="T18">possibly were founded by Greyface himself. It is known that they now have absolute domination over all organized churches in the world. </text:span><text:span text:style-name="T18">It is also believed that they have been costuming cabbages and passing them off as human beings. [Anchor]</text:span></text:p>
        </text:list-item>
      </text:list>
      <text:p text:style-name="P12">“immanentize the eschaton” – make-part-of-oneself/reality the end/final_destiny-of-everything</text:p>
      <text:p text:style-name="P12">The Five Basic Elements: Sweet, Boom, Pungent, Prickle and Orange</text:p>
      <text:p text:style-name="P12">“Study Demonology with an enemy this Sunday,” sez Thom, Gnos.</text:p>
      <text:p text:style-name="P12">“Illuminate the opposition!”</text:p>
      <text:p text:style-name="P12">“The Golden Secret” // “Nonsense as Salvation”</text:p>
      <text:p text:style-name="P12">“The future site of beautiful San Andreas Canyon”</text:p>
      <text:p text:style-name="P12">“Idealism lives with rules. Realism lives with rocks.” – Professor Ignotium P. Ignotius</text:p>
      <text:p text:style-name="P12">[See Norton Cabal Interview for properties of some characters.]</text:p>
      <text:p text:style-name="P12">[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American Typewriter5" svg:font-family="'American Typewriter'" style:font-adornments="Regula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058cm" draw:rotation="0"/>
    <draw:fill-image draw:name="Aqua" xlink:href="Pictures/100000000000005E0000005E513A4C71.png" xlink:type="simple" xlink:show="embed" xlink:actuate="onLoad"/>
    <draw:fill-image draw:name="Linen" xlink:href="Pictures/100000000000005E0000005E469E6667.png" xlink:type="simple" xlink:show="embed" xlink:actuate="onLoad"/>
    <draw:fill-image draw:name="Marble" xlink:href="Pictures/100000000000005E0000005E7F0C5E7C.png" xlink:type="simple" xlink:show="embed" xlink:actuate="onLoad"/>
    <draw:fill-image draw:name="Space_20_Metal" draw:display-name="Space Metal" xlink:href="Pictures/100000000000005E0000005E2AC2D17B.png" xlink:type="simple" xlink:show="embed" xlink:actuate="onLoad"/>
    <draw:fill-image draw:name="Stone" xlink:href="Pictures/100000000000005E0000005E48284FC1.png" xlink:type="simple" xlink:show="embed" xlink:actuate="onLoad"/>
    <draw:fill-image draw:name="Wall" xlink:href="Pictures/10000000000000B4000000874138D207.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DejaVu Sans1"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chin"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TODO" style:family="paragraph" style:parent-style-name="Text_20_body">
      <style:paragraph-properties fo:background-color="#ffff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Page_20_Number_20__28_left_29_" style:display-name="Page Number (left)" style:family="paragraph" style:parent-style-name="Page_20_Number_20__28_right_29_">
      <style:paragraph-properties fo:text-align="start" style:justify-single-word="false"/>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_20_body_20_out-dent" style:display-name="Text body out-dent" style:family="paragraph" style:parent-style-name="Text_20_body">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Heading" style:display-name="Inline Heading" style:family="text">
      <style:text-properties fo:font-weight="bold" fo:background-color="transparent" style:font-weight-asian="bold" style:font-weight-complex="bold"/>
    </style:style>
    <style:style style:name="Page_20_Number" style:display-name="Page Number" style:family="text">
      <style:text-properties style:font-name="Palatino" fo:font-size="10pt"/>
    </style:style>
    <style:style style:name="Example" style:family="text">
      <style:text-properties style:font-name="Courier New" style:font-name-asian="Courier New" style:font-name-complex="Courier New"/>
    </style:style>
    <style:style style:name="Definition" style:family="text"/>
    <style:style style:name="Inline_20_Heading_20_2" style:display-name="Inline Heading 2" style:family="text" style:parent-style-name="Inline_20_Heading">
      <style:text-properties fo:font-size="10pt" fo:font-style="italic" fo:font-weight="normal" fo:background-color="transparen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Page_20_Number_20__28_right_29_"><text:tab/><text:page-number text:select-page="current">28</text:page-number></text:p>
      </style:footer>
    </style:master-page>
    <style:master-page style:name="Left_20_Page" style:display-name="Left Page" style:page-layout-name="Mpm3" style:next-style-name="Right_20_Page">
      <style:footer>
        <text:p text:style-name="Page_20_Number_20__28_left_29_"><text:tab/><text:page-number text:select-page="current">28</text:page-number></text:p>
      </style:footer>
    </style:master-page>
    <style:master-page style:name="Right_20_Page" style:display-name="Right Page" style:page-layout-name="Mpm4" style:next-style-name="Left_20_Page">
      <style:footer>
        <text:p text:style-name="Page_20_Number_20__28_right_29_"><text:tab/><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9$Build-9420</meta:generator>
    <meta:initial-creator>Hugh Greene</meta:initial-creator>
    <meta:creation-date>2008-07-24T09:58:39</meta:creation-date>
    <dc:date>2010-07-25T19:38:52.84</dc:date>
    <dc:language>en-GB</dc:language>
    <meta:editing-cycles>358</meta:editing-cycles>
    <meta:editing-duration>PT358H46M44S</meta:editing-duration>
    <meta:document-statistic meta:table-count="5" meta:image-count="0" meta:object-count="0" meta:page-count="47" meta:paragraph-count="961" meta:word-count="22100" meta:character-count="132603"/>
    <dc:creator>John Marshall</dc:creator>
    <meta:user-defined meta:name="Info 1"/>
    <meta:user-defined meta:name="Info 2"/>
    <meta:user-defined meta:name="Info 3"/>
    <meta:user-defined meta:name="Info 4"/>
  </office:meta>
</office:document-meta>
</file>